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9189in"/>
    </style:style>
    <style:style style:name="co4" style:family="table-column">
      <style:table-column-properties fo:break-before="auto" style:column-width="5.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citizenship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RX_CODE</text:p>
          </table:table-cell>
        </table:table-row>
        <table:table-row table:style-name="ro1">
          <table:table-cell office:value-type="string" calcext:value-type="string">
            <text:p>AF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FGHANISTAN</text:p>
          </table:table-cell>
        </table:table-row>
        <table:table-row table:style-name="ro1">
          <table:table-cell office:value-type="string" calcext:value-type="string">
            <text:p>AL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BANIA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GERIA</text:p>
          </table:table-cell>
        </table:table-row>
        <table:table-row table:style-name="ro1">
          <table:table-cell office:value-type="string" calcext:value-type="string">
            <text:p>AS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ERICAN_SAMOA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ORRA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OLA</text:p>
          </table:table-cell>
        </table:table-row>
        <table:table-row table:style-name="ro1">
          <table:table-cell office:value-type="string" calcext:value-type="string">
            <text:p>A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UILLA</text:p>
          </table:table-cell>
        </table:table-row>
        <table:table-row table:style-name="ro1">
          <table:table-cell office:value-type="string" calcext:value-type="string">
            <text:p>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ARCTICA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GENTINA</text:p>
          </table:table-cell>
        </table:table-row>
        <table:table-row table:style-name="ro1">
          <table:table-cell office:value-type="string" calcext:value-type="string">
            <text:p>ABW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ARUBA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STRIA</text:p>
          </table:table-cell>
        </table:table-row>
        <table:table-row table:style-name="ro1">
          <table:table-cell office:value-type="string" calcext:value-type="string">
            <text:p>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ERBAIJAN</text:p>
          </table:table-cell>
        </table:table-row>
        <table:table-row table:style-name="ro1">
          <table:table-cell office:value-type="string" calcext:value-type="string">
            <text:p>BH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HRAIN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float" office:value="10612" calcext:value-type="float">
            <text:p>10612</text:p>
          </table:table-cell>
          <table:table-cell office:value-type="string" calcext:value-type="string">
            <text:p>BANGLADESH</text:p>
          </table:table-cell>
        </table:table-row>
        <table:table-row table:style-name="ro1">
          <table:table-cell office:value-type="string" calcext:value-type="string">
            <text:p>BR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BADOS</text:p>
          </table:table-cell>
        </table:table-row>
        <table:table-row table:style-name="ro1">
          <table:table-cell office:value-type="string" calcext:value-type="string">
            <text:p>BL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ARUS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IN</text:p>
          </table:table-cell>
        </table:table-row>
        <table:table-row table:style-name="ro1">
          <table:table-cell office:value-type="string" calcext:value-type="string">
            <text:p>BT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UTAN</text:p>
          </table:table-cell>
        </table:table-row>
        <table:table-row table:style-name="ro2">
          <table:table-cell office:value-type="string" calcext:value-type="string">
            <text:p>B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IVIA_PLURINATIONAL_STATE</text:p>
          </table:table-cell>
        </table:table-row>
        <table:table-row table:style-name="ro2">
          <table:table-cell office:value-type="string" calcext:value-type="string">
            <text:p>BI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NIA_AND_HERZEGOVINA</text:p>
          </table:table-cell>
        </table:table-row>
        <table:table-row table:style-name="ro1">
          <table:table-cell office:value-type="string" calcext:value-type="string">
            <text:p>BW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TSWANA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AZIL</text:p>
          </table:table-cell>
        </table:table-row>
        <table:table-row table:style-name="ro2">
          <table:table-cell office:value-type="string" calcext:value-type="string">
            <text:p>IO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RITISH_INDIAN_OCEAN_TERRITORY</text:p>
          </table:table-cell>
        </table:table-row>
        <table:table-row table:style-name="ro2">
          <table:table-cell office:value-type="string" calcext:value-type="string">
            <text:p>BR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RUNEI_DARUSSALAM</text:p>
          </table:table-cell>
        </table:table-row>
        <table:table-row table:style-name="ro1">
          <table:table-cell office:value-type="string" calcext:value-type="string">
            <text:p>BG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LGARIA</text:p>
          </table:table-cell>
        </table:table-row>
        <table:table-row table:style-name="ro1">
          <table:table-cell office:value-type="string" calcext:value-type="string">
            <text:p>BF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RKINA_FASO</text:p>
          </table:table-cell>
        </table:table-row>
        <table:table-row table:style-name="ro1">
          <table:table-cell office:value-type="string" calcext:value-type="string">
            <text:p>B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RUNDI</text:p>
          </table:table-cell>
        </table:table-row>
        <table:table-row table:style-name="ro1">
          <table:table-cell office:value-type="string" calcext:value-type="string">
            <text:p>KHM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AMBODIA</text:p>
          </table:table-cell>
        </table:table-row>
        <table:table-row table:style-name="ro1">
          <table:table-cell office:value-type="string" calcext:value-type="string">
            <text:p>CM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MEROON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ANADA</text:p>
          </table:table-cell>
        </table:table-row>
        <table:table-row table:style-name="ro2">
          <table:table-cell office:value-type="string" calcext:value-type="string">
            <text:p>C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_AFRICAN_REPUBLIC</text:p>
          </table:table-cell>
        </table:table-row>
        <table:table-row table:style-name="ro1">
          <table:table-cell office:value-type="string" calcext:value-type="string">
            <text:p>TC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D</text:p>
          </table:table-cell>
        </table:table-row>
        <table:table-row table:style-name="ro1">
          <table:table-cell office:value-type="string" calcext:value-type="string">
            <text:p>C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LE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LOMBIA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OROS</text:p>
          </table:table-cell>
        </table:table-row>
        <table:table-row table:style-name="ro1">
          <table:table-cell office:value-type="string" calcext:value-type="string">
            <text:p>C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A_RICA</text:p>
          </table:table-cell>
        </table:table-row>
        <table:table-row table:style-name="ro1">
          <table:table-cell office:value-type="string" calcext:value-type="string">
            <text:p>C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TE_D_IVOIRE</text:p>
          </table:table-cell>
        </table:table-row>
        <table:table-row table:style-name="ro1">
          <table:table-cell office:value-type="string" calcext:value-type="string">
            <text:p>HR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ATIA</text:p>
          </table:table-cell>
        </table:table-row>
        <table:table-row table:style-name="ro1">
          <table:table-cell office:value-type="string" calcext:value-type="string">
            <text:p>C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ECH_REPUBLIC</text:p>
          </table:table-cell>
        </table:table-row>
        <table:table-row table:style-name="ro1">
          <table:table-cell office:value-type="string" calcext:value-type="string">
            <text:p>DN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MARK</text:p>
          </table:table-cell>
        </table:table-row>
        <table:table-row table:style-name="ro1">
          <table:table-cell office:value-type="string" calcext:value-type="string">
            <text:p>DJ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IBOUTI</text:p>
          </table:table-cell>
        </table:table-row>
        <table:table-row table:style-name="ro1">
          <table:table-cell office:value-type="string" calcext:value-type="string">
            <text:p>EGY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GYPT</text:p>
          </table:table-cell>
        </table:table-row>
        <table:table-row table:style-name="ro2">
          <table:table-cell office:value-type="string" calcext:value-type="string">
            <text:p>G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ATORIAL_GUINEA</text:p>
          </table:table-cell>
        </table:table-row>
        <table:table-row table:style-name="ro1">
          <table:table-cell office:value-type="string" calcext:value-type="string">
            <text:p>ER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ITREA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F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KLAND_ISLANDS</text:p>
          </table:table-cell>
        </table:table-row>
        <table:table-row table:style-name="ro1">
          <table:table-cell office:value-type="string" calcext:value-type="string">
            <text:p>FJ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JI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G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_GUIANA</text:p>
          </table:table-cell>
        </table:table-row>
        <table:table-row table:style-name="ro2">
          <table:table-cell office:value-type="string" calcext:value-type="string">
            <text:p>AT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NCH_SOUTHERN_TERRITORIES</text:p>
          </table:table-cell>
        </table:table-row>
        <table:table-row table:style-name="ro1">
          <table:table-cell office:value-type="string" calcext:value-type="string">
            <text:p>GM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MBIA</text:p>
          </table:table-cell>
        </table:table-row>
        <table:table-row table:style-name="ro1"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IA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GH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CE</text:p>
          </table:table-cell>
        </table:table-row>
        <table:table-row table:style-name="ro1">
          <table:table-cell office:value-type="string" calcext:value-type="string">
            <text:p>G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LAND</text:p>
          </table:table-cell>
        </table:table-row>
        <table:table-row table:style-name="ro1">
          <table:table-cell office:value-type="string" calcext:value-type="string">
            <text:p>G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INEA</text:p>
          </table:table-cell>
        </table:table-row>
        <table:table-row table:style-name="ro1">
          <table:table-cell office:value-type="string" calcext:value-type="string">
            <text:p>GN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NEA</text:p>
          </table:table-cell>
        </table:table-row>
        <table:table-row table:style-name="ro1">
          <table:table-cell office:value-type="string" calcext:value-type="string">
            <text:p>H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DURAS</text:p>
          </table:table-cell>
        </table:table-row>
        <table:table-row table:style-name="ro1">
          <table:table-cell office:value-type="string" calcext:value-type="string">
            <text:p>HK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NG_KONG</text:p>
          </table:table-cell>
        </table:table-row>
        <table:table-row table:style-name="ro1">
          <table:table-cell office:value-type="string" calcext:value-type="string">
            <text:p>H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GARY</text:p>
          </table:table-cell>
        </table:table-row>
        <table:table-row table:style-name="ro1">
          <table:table-cell office:value-type="string" calcext:value-type="string">
            <text:p>IS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float" office:value="4115" calcext:value-type="float">
            <text:p>4115</text:p>
          </table:table-cell>
          <table:table-cell office:value-type="string" calcext:value-type="string">
            <text:p>INDIA</text:p>
          </table:table-cell>
        </table:table-row>
        <table:table-row table:style-name="ro1">
          <table:table-cell office:value-type="string" calcext:value-type="string">
            <text:p>IDN</text:p>
          </table:table-cell>
          <table:table-cell office:value-type="float" office:value="22562" calcext:value-type="float">
            <text:p>22562</text:p>
          </table:table-cell>
          <table:table-cell office:value-type="string" calcext:value-type="string">
            <text:p>INDONESIA</text:p>
          </table:table-cell>
        </table:table-row>
        <table:table-row table:style-name="ro1">
          <table:table-cell office:value-type="string" calcext:value-type="string">
            <text:p>IR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IRAN</text:p>
          </table:table-cell>
        </table:table-row>
        <table:table-row table:style-name="ro1">
          <table:table-cell office:value-type="string" calcext:value-type="string">
            <text:p>IRQ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RAQ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RELAND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JP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JO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ORDAN</text:p>
          </table:table-cell>
        </table:table-row>
        <table:table-row table:style-name="ro1">
          <table:table-cell office:value-type="string" calcext:value-type="string">
            <text:p>KA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ZAKHSTAN</text:p>
          </table:table-cell>
        </table:table-row>
        <table:table-row table:style-name="ro1">
          <table:table-cell office:value-type="string" calcext:value-type="string">
            <text:p>K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NYA</text:p>
          </table:table-cell>
        </table:table-row>
        <table:table-row table:style-name="ro1">
          <table:table-cell office:value-type="string" calcext:value-type="string">
            <text:p>KW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WAIT</text:p>
          </table:table-cell>
        </table:table-row>
        <table:table-row table:style-name="ro1">
          <table:table-cell office:value-type="string" calcext:value-type="string">
            <text:p>KG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YRGYZSTAN</text:p>
          </table:table-cell>
        </table:table-row>
        <table:table-row table:style-name="ro2">
          <table:table-cell office:value-type="string" calcext:value-type="string">
            <text:p>L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O_PEOPLES_DEMOCRATIC_REPUBLIC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VIA</text:p>
          </table:table-cell>
        </table:table-row>
        <table:table-row table:style-name="ro1">
          <table:table-cell office:value-type="string" calcext:value-type="string">
            <text:p>LB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BANON</text:p>
          </table:table-cell>
        </table:table-row>
        <table:table-row table:style-name="ro1">
          <table:table-cell office:value-type="string" calcext:value-type="string">
            <text:p>L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OTHO</text:p>
          </table:table-cell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BERIA</text:p>
          </table:table-cell>
        </table:table-row>
        <table:table-row table:style-name="ro1">
          <table:table-cell office:value-type="string" calcext:value-type="string">
            <text:p>LBY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IBYA</text:p>
          </table:table-cell>
        </table:table-row>
        <table:table-row table:style-name="ro1">
          <table:table-cell office:value-type="string" calcext:value-type="string">
            <text:p>L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ECHTENSTEIN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HUANIA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XEMBOURG</text:p>
          </table:table-cell>
        </table:table-row>
        <table:table-row table:style-name="ro1">
          <table:table-cell office:value-type="string" calcext:value-type="string">
            <text:p>MA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CAO</text:p>
          </table:table-cell>
        </table:table-row>
        <table:table-row table:style-name="ro1">
          <table:table-cell office:value-type="string" calcext:value-type="string">
            <text:p>MD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DAGASCAR</text:p>
          </table:table-cell>
        </table:table-row>
        <table:table-row table:style-name="ro1">
          <table:table-cell office:value-type="string" calcext:value-type="string">
            <text:p>MW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AWI</text:p>
          </table:table-cell>
        </table:table-row>
        <table:table-row table:style-name="ro1">
          <table:table-cell office:value-type="string" calcext:value-type="string">
            <text:p>MYS</text:p>
          </table:table-cell>
          <table:table-cell office:value-type="float" office:value="550718" calcext:value-type="float">
            <text:p>550718</text:p>
          </table:table-cell>
          <table:table-cell office:value-type="string" calcext:value-type="string">
            <text:p>MALAYSIA</text:p>
          </table:table-cell>
        </table:table-row>
        <table:table-row table:style-name="ro1">
          <table:table-cell office:value-type="string" calcext:value-type="string">
            <text:p>MDV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LDIVES</text:p>
          </table:table-cell>
        </table:table-row>
        <table:table-row table:style-name="ro1">
          <table:table-cell office:value-type="string" calcext:value-type="string">
            <text:p>MT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IQUE</text:p>
          </table:table-cell>
        </table:table-row>
        <table:table-row table:style-name="ro1">
          <table:table-cell office:value-type="string" calcext:value-type="string">
            <text:p>M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URITANIA</text:p>
          </table:table-cell>
        </table:table-row>
        <table:table-row table:style-name="ro1">
          <table:table-cell office:value-type="string" calcext:value-type="string">
            <text:p>M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URITIUS</text:p>
          </table:table-cell>
        </table:table-row>
        <table:table-row table:style-name="ro1">
          <table:table-cell office:value-type="string" calcext:value-type="string">
            <text:p>MY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OTTE</text:p>
          </table:table-cell>
        </table:table-row>
        <table:table-row table:style-name="ro1">
          <table:table-cell office:value-type="string" calcext:value-type="string">
            <text:p>M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XICO</text:p>
          </table:table-cell>
        </table:table-row>
        <table:table-row table:style-name="ro1">
          <table:table-cell office:value-type="string" calcext:value-type="string">
            <text:p>M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ACO</text:p>
          </table:table-cell>
        </table:table-row>
        <table:table-row table:style-name="ro1">
          <table:table-cell office:value-type="string" calcext:value-type="string">
            <text:p>M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GOLIA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OCCO</text:p>
          </table:table-cell>
        </table:table-row>
        <table:table-row table:style-name="ro1">
          <table:table-cell office:value-type="string" calcext:value-type="string">
            <text:p>MMR</text:p>
          </table:table-cell>
          <table:table-cell office:value-type="float" office:value="5182" calcext:value-type="float">
            <text:p>5182</text:p>
          </table:table-cell>
          <table:table-cell office:value-type="string" calcext:value-type="string">
            <text:p>MYANMAR</text:p>
          </table:table-cell>
        </table:table-row>
        <table:table-row table:style-name="ro1">
          <table:table-cell office:value-type="string" calcext:value-type="string">
            <text:p>NPL</text:p>
          </table:table-cell>
          <table:table-cell office:value-type="float" office:value="16964" calcext:value-type="float">
            <text:p>16964</text:p>
          </table:table-cell>
          <table:table-cell office:value-type="string" calcext:value-type="string">
            <text:p>NEPAL</text:p>
          </table:table-cell>
        </table:table-row>
        <table:table-row table:style-name="ro1">
          <table:table-cell office:value-type="string" calcext:value-type="string">
            <text:p>N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ARAGUA</text:p>
          </table:table-cell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WAY</text:p>
          </table:table-cell>
        </table:table-row>
        <table:table-row table:style-name="ro1">
          <table:table-cell office:value-type="string" calcext:value-type="string">
            <text:p>OM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MAN</text:p>
          </table:table-cell>
        </table:table-row>
        <table:table-row table:style-name="ro1">
          <table:table-cell office:value-type="string" calcext:value-type="string">
            <text:p>PAK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PAKISTAN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Q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ATAR</text:p>
          </table:table-cell>
        </table:table-row>
        <table:table-row table:style-name="ro1">
          <table:table-cell office:value-type="string" calcext:value-type="string">
            <text:p>RO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MANIA</text:p>
          </table:table-cell>
        </table:table-row>
        <table:table-row table:style-name="ro1">
          <table:table-cell office:value-type="string" calcext:value-type="string">
            <text:p>L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NT_LUCIA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EGAL</text:p>
          </table:table-cell>
        </table:table-row>
        <table:table-row table:style-name="ro1">
          <table:table-cell office:value-type="string" calcext:value-type="string">
            <text:p>S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YCHELLES</text:p>
          </table:table-cell>
        </table:table-row>
        <table:table-row table:style-name="ro1">
          <table:table-cell office:value-type="string" calcext:value-type="string">
            <text:p>SGP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INGAPORE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VAKIA</text:p>
          </table:table-cell>
        </table:table-row>
        <table:table-row table:style-name="ro1">
          <table:table-cell office:value-type="string" calcext:value-type="string">
            <text:p>SO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OMALIA</text:p>
          </table:table-cell>
        </table:table-row>
        <table:table-row table:style-name="ro1">
          <table:table-cell office:value-type="string" calcext:value-type="string">
            <text:p>KO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RTH_KOREA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AIN</text:p>
          </table:table-cell>
        </table:table-row>
        <table:table-row table:style-name="ro1">
          <table:table-cell office:value-type="string" calcext:value-type="string">
            <text:p>LKA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SRI_LANKA</text:p>
          </table:table-cell>
        </table:table-row>
        <table:table-row table:style-name="ro1">
          <table:table-cell office:value-type="string" calcext:value-type="string">
            <text:p>S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RINAME</text:p>
          </table:table-cell>
        </table:table-row>
        <table:table-row table:style-name="ro1">
          <table:table-cell office:value-type="string" calcext:value-type="string">
            <text:p>SW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AZILAND</text:p>
          </table:table-cell>
        </table:table-row>
        <table:table-row table:style-name="ro1">
          <table:table-cell office:value-type="string" calcext:value-type="string">
            <text:p>SW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string" calcext:value-type="string">
            <text:p>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TZERLAND</text:p>
          </table:table-cell>
        </table:table-row>
        <table:table-row table:style-name="ro1">
          <table:table-cell office:value-type="string" calcext:value-type="string">
            <text:p>TJ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JIKISTAN</text:p>
          </table:table-cell>
        </table:table-row>
        <table:table-row table:style-name="ro1">
          <table:table-cell office:value-type="string" calcext:value-type="string">
            <text:p>THA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HAILAND</text:p>
          </table:table-cell>
        </table:table-row>
        <table:table-row table:style-name="ro1">
          <table:table-cell office:value-type="string" calcext:value-type="string">
            <text:p>TU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NISIA</text:p>
          </table:table-cell>
        </table:table-row>
        <table:table-row table:style-name="ro1">
          <table:table-cell office:value-type="string" calcext:value-type="string">
            <text:p>TU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RKEY</text:p>
          </table:table-cell>
        </table:table-row>
        <table:table-row table:style-name="ro1">
          <table:table-cell office:value-type="string" calcext:value-type="string">
            <text:p>TK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KMENISTAN</text:p>
          </table:table-cell>
        </table:table-row>
        <table:table-row table:style-name="ro1">
          <table:table-cell office:value-type="string" calcext:value-type="string">
            <text:p>TU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VALU</text:p>
          </table:table-cell>
        </table:table-row>
        <table:table-row table:style-name="ro1">
          <table:table-cell office:value-type="string" calcext:value-type="string">
            <text:p>UG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GANDA</text:p>
          </table:table-cell>
        </table:table-row>
        <table:table-row table:style-name="ro1">
          <table:table-cell office:value-type="string" calcext:value-type="string">
            <text:p>UK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KRAINE</text:p>
          </table:table-cell>
        </table:table-row>
        <table:table-row table:style-name="ro2">
          <table:table-cell office:value-type="string" calcext:value-type="string">
            <text:p>AR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NITED_ARAB_EMIRATES</text:p>
          </table:table-cell>
        </table:table-row>
        <table:table-row table:style-name="ro1">
          <table:table-cell office:value-type="string" calcext:value-type="string">
            <text:p>GB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NITED_KINGDOM</text:p>
          </table:table-cell>
        </table:table-row>
        <table:table-row table:style-name="ro1">
          <table:table-cell office:value-type="string" calcext:value-type="string">
            <text:p>UZ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ZBEKISTAN</text:p>
          </table:table-cell>
        </table:table-row>
        <table:table-row table:style-name="ro1">
          <table:table-cell office:value-type="string" calcext:value-type="string">
            <text:p>YEM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YEMEN</text:p>
          </table:table-cell>
        </table:table-row>
        <table:table-row table:style-name="ro1">
          <table:table-cell office:value-type="string" calcext:value-type="string">
            <text:p>ZM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MBIA</text:p>
          </table:table-cell>
        </table:table-row>
        <table:table-row table:style-name="ro1">
          <table:table-cell office:value-type="string" calcext:value-type="string">
            <text:p>ZW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IMBABWE</text:p>
          </table:table-cell>
        </table:table-row>
        <table:table-row table:style-name="ro2">
          <table:table-cell office:value-type="string" calcext:value-type="string">
            <text:p>M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OVA_REPUBLIC</text:p>
          </table:table-cell>
        </table:table-row>
        <table:table-row table:style-name="ro1">
          <table:table-cell office:value-type="string" calcext:value-type="string">
            <text:p>N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IGER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NZ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W_ZEALAND</text:p>
          </table:table-cell>
        </table:table-row>
        <table:table-row table:style-name="ro1">
          <table:table-cell office:value-type="string" calcext:value-type="string">
            <text:p>PHL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PHILIPPINES</text:p>
          </table:table-cell>
        </table:table-row>
        <table:table-row table:style-name="ro2">
          <table:table-cell office:value-type="string" calcext:value-type="string">
            <text:p>P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PUA_NEW_GUINEA</text:p>
          </table:table-cell>
        </table:table-row>
        <table:table-row table:style-name="ro1">
          <table:table-cell office:value-type="string" calcext:value-type="string">
            <text:p>P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UTH_KOREA</text:p>
          </table:table-cell>
        </table:table-row>
        <table:table-row table:style-name="ro1">
          <table:table-cell office:value-type="string" calcext:value-type="string">
            <text:p>P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AYSIA</text:p>
          </table:table-cell>
        </table:table-row>
        <table:table-row table:style-name="ro1">
          <table:table-cell office:value-type="string" calcext:value-type="string">
            <text:p>PS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LESTINE_STATE</text:p>
          </table:table-cell>
        </table:table-row>
        <table:table-row table:style-name="ro2">
          <table:table-cell office:value-type="string" calcext:value-type="string">
            <text:p>R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SSIAN_FEDERATION</text:p>
          </table:table-cell>
        </table:table-row>
        <table:table-row table:style-name="ro1">
          <table:table-cell office:value-type="string" calcext:value-type="string">
            <text:p>SAU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DI_ARABIA</text:p>
          </table:table-cell>
        </table:table-row>
        <table:table-row table:style-name="ro1">
          <table:table-cell office:value-type="string" calcext:value-type="string">
            <text:p>SD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UDAN</text:p>
          </table:table-cell>
        </table:table-row>
        <table:table-row table:style-name="ro1">
          <table:table-cell office:value-type="string" calcext:value-type="string">
            <text:p>S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OMON_ISLANDS</text:p>
          </table:table-cell>
        </table:table-row>
        <table:table-row table:style-name="ro1">
          <table:table-cell office:value-type="string" calcext:value-type="string">
            <text:p>S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ERRA_LEONE</text:p>
          </table:table-cell>
        </table:table-row>
        <table:table-row table:style-name="ro2">
          <table:table-cell office:value-type="string" calcext:value-type="string">
            <text:p>SY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YRIAN_ARAB_REPUBLIC</text:p>
          </table:table-cell>
        </table:table-row>
        <table:table-row table:style-name="ro2">
          <table:table-cell office:value-type="string" calcext:value-type="string">
            <text:p>T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KS_AND_CAICOS_ISLANDS</text:p>
          </table:table-cell>
        </table:table-row>
        <table:table-row table:style-name="ro1">
          <table:table-cell office:value-type="string" calcext:value-type="string">
            <text:p>T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OR_LESTE</text:p>
          </table:table-cell>
        </table:table-row>
        <table:table-row table:style-name="ro2">
          <table:table-cell office:value-type="string" calcext:value-type="string">
            <text:p>T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IDAD_AND_TOBAGO</text:p>
          </table:table-cell>
        </table:table-row>
        <table:table-row table:style-name="ro2">
          <table:table-cell office:value-type="string" calcext:value-type="string">
            <text:p>TW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AIWAN_PROVINCE_OF_CHINA</text:p>
          </table:table-cell>
        </table:table-row>
        <table:table-row table:style-name="ro1">
          <table:table-cell office:value-type="string" calcext:value-type="string">
            <text:p>TZ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NZANIA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UNITED_STATES</text:p>
          </table:table-cell>
        </table:table-row>
        <table:table-row table:style-name="ro1">
          <table:table-cell office:value-type="string" calcext:value-type="string">
            <text:p>V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Y_SEE</text:p>
          </table:table-cell>
        </table:table-row>
        <table:table-row table:style-name="ro2">
          <table:table-cell office:value-type="string" calcext:value-type="string">
            <text:p>VG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GIN_ISLANDS_BRITISH</text:p>
          </table:table-cell>
        </table:table-row>
        <table:table-row table:style-name="ro1">
          <table:table-cell office:value-type="string" calcext:value-type="string">
            <text:p>VNM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VIETNAM</text:p>
          </table:table-cell>
        </table:table-row>
        <table:table-row table:style-name="ro2">
          <table:table-cell office:value-type="string" calcext:value-type="string">
            <text:p>W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IS_AND_FUTUNA</text:p>
          </table:table-cell>
        </table:table-row>
        <table:table-row table:style-name="ro1">
          <table:table-cell office:value-type="string" calcext:value-type="string">
            <text:p>ZA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OUTH_AFRICA</text:p>
          </table:table-cell>
        </table:table-row>
      </table:table>
      <table:table table:name="Sheet2" table:style-name="ta1">
        <table:table-column table:style-name="co1" table:default-cell-style-name="ce1"/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FG</text:p>
          </table:table-cell>
          <table:table-cell office:value-type="string" calcext:value-type="string">
            <text:p>AFGHANISTAN</text:p>
          </table:table-cell>
          <table:table-cell/>
          <table:table-cell table:formula="of:=CONCATENATE(&quot;WHEN '&quot;;[.A1];&quot;' THEN '&quot;;[.B1];&quot;',&quot;)" office:value-type="string" office:string-value="WHEN 'AFG' THEN 'AFGHANISTAN'," calcext:value-type="string">
            <text:p>WHEN 'AFG' THEN 'AFGHANISTAN',</text:p>
          </table:table-cell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ALBANIA</text:p>
          </table:table-cell>
          <table:table-cell/>
          <table:table-cell table:formula="of:=CONCATENATE(&quot;WHEN '&quot;;[.A2];&quot;' THEN '&quot;;[.B2];&quot;',&quot;)" office:value-type="string" office:string-value="WHEN 'ALB' THEN 'ALBANIA'," calcext:value-type="string">
            <text:p>WHEN 'ALB' THEN 'ALBANIA',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/>
          <table:table-cell table:formula="of:=CONCATENATE(&quot;WHEN '&quot;;[.A3];&quot;' THEN '&quot;;[.B3];&quot;',&quot;)" office:value-type="string" office:string-value="WHEN 'DZA' THEN 'ALGERIA'," calcext:value-type="string">
            <text:p>WHEN 'DZA' THEN 'ALGERIA',</text:p>
          </table:table-cell>
        </table:table-row>
        <table:table-row table:style-name="ro1">
          <table:table-cell office:value-type="string" calcext:value-type="string">
            <text:p>ASM</text:p>
          </table:table-cell>
          <table:table-cell office:value-type="string" calcext:value-type="string">
            <text:p>AMERICAN_SAMOA</text:p>
          </table:table-cell>
          <table:table-cell/>
          <table:table-cell table:formula="of:=CONCATENATE(&quot;WHEN '&quot;;[.A4];&quot;' THEN '&quot;;[.B4];&quot;',&quot;)" office:value-type="string" office:string-value="WHEN 'ASM' THEN 'AMERICAN_SAMOA'," calcext:value-type="string">
            <text:p>WHEN 'ASM' THEN 'AMERICAN_SAMOA',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ORRA</text:p>
          </table:table-cell>
          <table:table-cell/>
          <table:table-cell table:formula="of:=CONCATENATE(&quot;WHEN '&quot;;[.A5];&quot;' THEN '&quot;;[.B5];&quot;',&quot;)" office:value-type="string" office:string-value="WHEN 'AND' THEN 'ANDORRA'," calcext:value-type="string">
            <text:p>WHEN 'AND' THEN 'ANDORRA',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string" calcext:value-type="string">
            <text:p>ANGOLA</text:p>
          </table:table-cell>
          <table:table-cell/>
          <table:table-cell table:formula="of:=CONCATENATE(&quot;WHEN '&quot;;[.A6];&quot;' THEN '&quot;;[.B6];&quot;',&quot;)" office:value-type="string" office:string-value="WHEN 'AGO' THEN 'ANGOLA'," calcext:value-type="string">
            <text:p>WHEN 'AGO' THEN 'ANGOLA',</text:p>
          </table:table-cell>
        </table:table-row>
        <table:table-row table:style-name="ro1">
          <table:table-cell office:value-type="string" calcext:value-type="string">
            <text:p>AIA</text:p>
          </table:table-cell>
          <table:table-cell office:value-type="string" calcext:value-type="string">
            <text:p>ANGUILLA</text:p>
          </table:table-cell>
          <table:table-cell/>
          <table:table-cell table:formula="of:=CONCATENATE(&quot;WHEN '&quot;;[.A7];&quot;' THEN '&quot;;[.B7];&quot;',&quot;)" office:value-type="string" office:string-value="WHEN 'AIA' THEN 'ANGUILLA'," calcext:value-type="string">
            <text:p>WHEN 'AIA' THEN 'ANGUILLA',</text:p>
          </table:table-cell>
        </table:table-row>
        <table:table-row table:style-name="ro1">
          <table:table-cell office:value-type="string" calcext:value-type="string">
            <text:p>ATA</text:p>
          </table:table-cell>
          <table:table-cell office:value-type="string" calcext:value-type="string">
            <text:p>ANTARCTICA</text:p>
          </table:table-cell>
          <table:table-cell/>
          <table:table-cell table:formula="of:=CONCATENATE(&quot;WHEN '&quot;;[.A8];&quot;' THEN '&quot;;[.B8];&quot;',&quot;)" office:value-type="string" office:string-value="WHEN 'ATA' THEN 'ANTARCTICA'," calcext:value-type="string">
            <text:p>WHEN 'ATA' THEN 'ANTARCTICA',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/>
          <table:table-cell table:formula="of:=CONCATENATE(&quot;WHEN '&quot;;[.A9];&quot;' THEN '&quot;;[.B9];&quot;',&quot;)" office:value-type="string" office:string-value="WHEN 'ARG' THEN 'ARGENTINA'," calcext:value-type="string">
            <text:p>WHEN 'ARG' THEN 'ARGENTINA',</text:p>
          </table:table-cell>
        </table:table-row>
        <table:table-row table:style-name="ro1">
          <table:table-cell office:value-type="string" calcext:value-type="string">
            <text:p>ABW</text:p>
          </table:table-cell>
          <table:table-cell office:value-type="string" calcext:value-type="string">
            <text:p>ARUBA</text:p>
          </table:table-cell>
          <table:table-cell/>
          <table:table-cell table:formula="of:=CONCATENATE(&quot;WHEN '&quot;;[.A10];&quot;' THEN '&quot;;[.B10];&quot;',&quot;)" office:value-type="string" office:string-value="WHEN 'ABW' THEN 'ARUBA'," calcext:value-type="string">
            <text:p>WHEN 'ABW' THEN 'ARUBA',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/>
          <table:table-cell table:formula="of:=CONCATENATE(&quot;WHEN '&quot;;[.A11];&quot;' THEN '&quot;;[.B11];&quot;',&quot;)" office:value-type="string" office:string-value="WHEN 'AUS' THEN 'AUSTRALIA'," calcext:value-type="string">
            <text:p>WHEN 'AUS' THEN 'AUSTRALIA',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/>
          <table:table-cell table:formula="of:=CONCATENATE(&quot;WHEN '&quot;;[.A12];&quot;' THEN '&quot;;[.B12];&quot;',&quot;)" office:value-type="string" office:string-value="WHEN 'AUT' THEN 'AUSTRIA'," calcext:value-type="string">
            <text:p>WHEN 'AUT' THEN 'AUSTRIA',</text:p>
          </table:table-cell>
        </table:table-row>
        <table:table-row table:style-name="ro1">
          <table:table-cell office:value-type="string" calcext:value-type="string">
            <text:p>AZE</text:p>
          </table:table-cell>
          <table:table-cell office:value-type="string" calcext:value-type="string">
            <text:p>AZERBAIJAN</text:p>
          </table:table-cell>
          <table:table-cell/>
          <table:table-cell table:formula="of:=CONCATENATE(&quot;WHEN '&quot;;[.A13];&quot;' THEN '&quot;;[.B13];&quot;',&quot;)" office:value-type="string" office:string-value="WHEN 'AZE' THEN 'AZERBAIJAN'," calcext:value-type="string">
            <text:p>WHEN 'AZE' THEN 'AZERBAIJAN',</text:p>
          </table:table-cell>
        </table:table-row>
        <table:table-row table:style-name="ro1">
          <table:table-cell office:value-type="string" calcext:value-type="string">
            <text:p>BHR</text:p>
          </table:table-cell>
          <table:table-cell office:value-type="string" calcext:value-type="string">
            <text:p>BAHRAIN</text:p>
          </table:table-cell>
          <table:table-cell/>
          <table:table-cell table:formula="of:=CONCATENATE(&quot;WHEN '&quot;;[.A14];&quot;' THEN '&quot;;[.B14];&quot;',&quot;)" office:value-type="string" office:string-value="WHEN 'BHR' THEN 'BAHRAIN'," calcext:value-type="string">
            <text:p>WHEN 'BHR' THEN 'BAHRAIN',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/>
          <table:table-cell table:formula="of:=CONCATENATE(&quot;WHEN '&quot;;[.A15];&quot;' THEN '&quot;;[.B15];&quot;',&quot;)" office:value-type="string" office:string-value="WHEN 'BGD' THEN 'BANGLADESH'," calcext:value-type="string">
            <text:p>WHEN 'BGD' THEN 'BANGLADESH',</text:p>
          </table:table-cell>
        </table:table-row>
        <table:table-row table:style-name="ro1">
          <table:table-cell office:value-type="string" calcext:value-type="string">
            <text:p>BRB</text:p>
          </table:table-cell>
          <table:table-cell office:value-type="string" calcext:value-type="string">
            <text:p>BARBADOS</text:p>
          </table:table-cell>
          <table:table-cell/>
          <table:table-cell table:formula="of:=CONCATENATE(&quot;WHEN '&quot;;[.A16];&quot;' THEN '&quot;;[.B16];&quot;',&quot;)" office:value-type="string" office:string-value="WHEN 'BRB' THEN 'BARBADOS'," calcext:value-type="string">
            <text:p>WHEN 'BRB' THEN 'BARBADOS',</text:p>
          </table:table-cell>
        </table:table-row>
        <table:table-row table:style-name="ro1"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/>
          <table:table-cell table:formula="of:=CONCATENATE(&quot;WHEN '&quot;;[.A17];&quot;' THEN '&quot;;[.B17];&quot;',&quot;)" office:value-type="string" office:string-value="WHEN 'BLR' THEN 'BELARUS'," calcext:value-type="string">
            <text:p>WHEN 'BLR' THEN 'BELARUS',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/>
          <table:table-cell table:formula="of:=CONCATENATE(&quot;WHEN '&quot;;[.A18];&quot;' THEN '&quot;;[.B18];&quot;',&quot;)" office:value-type="string" office:string-value="WHEN 'BEL' THEN 'BELGIUM'," calcext:value-type="string">
            <text:p>WHEN 'BEL' THEN 'BELGIUM',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BENIN</text:p>
          </table:table-cell>
          <table:table-cell/>
          <table:table-cell table:formula="of:=CONCATENATE(&quot;WHEN '&quot;;[.A19];&quot;' THEN '&quot;;[.B19];&quot;',&quot;)" office:value-type="string" office:string-value="WHEN 'BEN' THEN 'BENIN'," calcext:value-type="string">
            <text:p>WHEN 'BEN' THEN 'BENIN',</text:p>
          </table:table-cell>
        </table:table-row>
        <table:table-row table:style-name="ro1">
          <table:table-cell office:value-type="string" calcext:value-type="string">
            <text:p>BTN</text:p>
          </table:table-cell>
          <table:table-cell office:value-type="string" calcext:value-type="string">
            <text:p>BHUTAN</text:p>
          </table:table-cell>
          <table:table-cell/>
          <table:table-cell table:formula="of:=CONCATENATE(&quot;WHEN '&quot;;[.A20];&quot;' THEN '&quot;;[.B20];&quot;',&quot;)" office:value-type="string" office:string-value="WHEN 'BTN' THEN 'BHUTAN'," calcext:value-type="string">
            <text:p>WHEN 'BTN' THEN 'BHUTAN',</text:p>
          </table:table-cell>
        </table:table-row>
        <table:table-row table:style-name="ro2">
          <table:table-cell office:value-type="string" calcext:value-type="string">
            <text:p>BOL</text:p>
          </table:table-cell>
          <table:table-cell office:value-type="string" calcext:value-type="string">
            <text:p>BOLIVIA_PLURINATIONAL_STATE</text:p>
          </table:table-cell>
          <table:table-cell/>
          <table:table-cell table:formula="of:=CONCATENATE(&quot;WHEN '&quot;;[.A21];&quot;' THEN '&quot;;[.B21];&quot;',&quot;)" office:value-type="string" office:string-value="WHEN 'BOL' THEN 'BOLIVIA_PLURINATIONAL_STATE'," calcext:value-type="string">
            <text:p>WHEN 'BOL' THEN 'BOLIVIA_PLURINATIONAL_STATE',</text:p>
          </table:table-cell>
        </table:table-row>
        <table:table-row table:style-name="ro2">
          <table:table-cell office:value-type="string" calcext:value-type="string">
            <text:p>BIH</text:p>
          </table:table-cell>
          <table:table-cell office:value-type="string" calcext:value-type="string">
            <text:p>BOSNIA_AND_HERZEGOVINA</text:p>
          </table:table-cell>
          <table:table-cell/>
          <table:table-cell table:formula="of:=CONCATENATE(&quot;WHEN '&quot;;[.A22];&quot;' THEN '&quot;;[.B22];&quot;',&quot;)" office:value-type="string" office:string-value="WHEN 'BIH' THEN 'BOSNIA_AND_HERZEGOVINA'," calcext:value-type="string">
            <text:p>WHEN 'BIH' THEN 'BOSNIA_AND_HERZEGOVINA',</text:p>
          </table:table-cell>
        </table:table-row>
        <table:table-row table:style-name="ro1">
          <table:table-cell office:value-type="string" calcext:value-type="string">
            <text:p>BWA</text:p>
          </table:table-cell>
          <table:table-cell office:value-type="string" calcext:value-type="string">
            <text:p>BOTSWANA</text:p>
          </table:table-cell>
          <table:table-cell/>
          <table:table-cell table:formula="of:=CONCATENATE(&quot;WHEN '&quot;;[.A23];&quot;' THEN '&quot;;[.B23];&quot;',&quot;)" office:value-type="string" office:string-value="WHEN 'BWA' THEN 'BOTSWANA'," calcext:value-type="string">
            <text:p>WHEN 'BWA' THEN 'BOTSWANA',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BRAZIL</text:p>
          </table:table-cell>
          <table:table-cell/>
          <table:table-cell table:formula="of:=CONCATENATE(&quot;WHEN '&quot;;[.A24];&quot;' THEN '&quot;;[.B24];&quot;',&quot;)" office:value-type="string" office:string-value="WHEN 'BRA' THEN 'BRAZIL'," calcext:value-type="string">
            <text:p>WHEN 'BRA' THEN 'BRAZIL',</text:p>
          </table:table-cell>
        </table:table-row>
        <table:table-row table:style-name="ro2">
          <table:table-cell office:value-type="string" calcext:value-type="string">
            <text:p>IOT</text:p>
          </table:table-cell>
          <table:table-cell office:value-type="string" calcext:value-type="string">
            <text:p>BRITISH_INDIAN_OCEAN_TERRITORY</text:p>
          </table:table-cell>
          <table:table-cell/>
          <table:table-cell table:formula="of:=CONCATENATE(&quot;WHEN '&quot;;[.A25];&quot;' THEN '&quot;;[.B25];&quot;',&quot;)" office:value-type="string" office:string-value="WHEN 'IOT' THEN 'BRITISH_INDIAN_OCEAN_TERRITORY'," calcext:value-type="string">
            <text:p>WHEN 'IOT' THEN 'BRITISH_INDIAN_OCEAN_TERRITORY',</text:p>
          </table:table-cell>
        </table:table-row>
        <table:table-row table:style-name="ro1">
          <table:table-cell office:value-type="string" calcext:value-type="string">
            <text:p>BRN</text:p>
          </table:table-cell>
          <table:table-cell office:value-type="string" calcext:value-type="string">
            <text:p>BRUNEI_DARUSSALAM</text:p>
          </table:table-cell>
          <table:table-cell/>
          <table:table-cell table:formula="of:=CONCATENATE(&quot;WHEN '&quot;;[.A26];&quot;' THEN '&quot;;[.B26];&quot;',&quot;)" office:value-type="string" office:string-value="WHEN 'BRN' THEN 'BRUNEI_DARUSSALAM'," calcext:value-type="string">
            <text:p>WHEN 'BRN' THEN 'BRUNEI_DARUSSALAM',</text:p>
          </table:table-cell>
        </table:table-row>
        <table:table-row table:style-name="ro1">
          <table:table-cell office:value-type="string" calcext:value-type="string">
            <text:p>BGR</text:p>
          </table:table-cell>
          <table:table-cell office:value-type="string" calcext:value-type="string">
            <text:p>BULGARIA</text:p>
          </table:table-cell>
          <table:table-cell/>
          <table:table-cell table:formula="of:=CONCATENATE(&quot;WHEN '&quot;;[.A27];&quot;' THEN '&quot;;[.B27];&quot;',&quot;)" office:value-type="string" office:string-value="WHEN 'BGR' THEN 'BULGARIA'," calcext:value-type="string">
            <text:p>WHEN 'BGR' THEN 'BULGARIA',</text:p>
          </table:table-cell>
        </table:table-row>
        <table:table-row table:style-name="ro1">
          <table:table-cell office:value-type="string" calcext:value-type="string">
            <text:p>BFA</text:p>
          </table:table-cell>
          <table:table-cell office:value-type="string" calcext:value-type="string">
            <text:p>BURKINA_FASO</text:p>
          </table:table-cell>
          <table:table-cell/>
          <table:table-cell table:formula="of:=CONCATENATE(&quot;WHEN '&quot;;[.A28];&quot;' THEN '&quot;;[.B28];&quot;',&quot;)" office:value-type="string" office:string-value="WHEN 'BFA' THEN 'BURKINA_FASO'," calcext:value-type="string">
            <text:p>WHEN 'BFA' THEN 'BURKINA_FASO',</text:p>
          </table:table-cell>
        </table:table-row>
        <table:table-row table:style-name="ro1">
          <table:table-cell office:value-type="string" calcext:value-type="string">
            <text:p>BDI</text:p>
          </table:table-cell>
          <table:table-cell office:value-type="string" calcext:value-type="string">
            <text:p>BURUNDI</text:p>
          </table:table-cell>
          <table:table-cell/>
          <table:table-cell table:formula="of:=CONCATENATE(&quot;WHEN '&quot;;[.A29];&quot;' THEN '&quot;;[.B29];&quot;',&quot;)" office:value-type="string" office:string-value="WHEN 'BDI' THEN 'BURUNDI'," calcext:value-type="string">
            <text:p>WHEN 'BDI' THEN 'BURUNDI',</text:p>
          </table:table-cell>
        </table:table-row>
        <table:table-row table:style-name="ro1">
          <table:table-cell office:value-type="string" calcext:value-type="string">
            <text:p>KHM</text:p>
          </table:table-cell>
          <table:table-cell office:value-type="string" calcext:value-type="string">
            <text:p>CAMBODIA</text:p>
          </table:table-cell>
          <table:table-cell/>
          <table:table-cell table:formula="of:=CONCATENATE(&quot;WHEN '&quot;;[.A30];&quot;' THEN '&quot;;[.B30];&quot;',&quot;)" office:value-type="string" office:string-value="WHEN 'KHM' THEN 'CAMBODIA'," calcext:value-type="string">
            <text:p>WHEN 'KHM' THEN 'CAMBODIA',</text:p>
          </table:table-cell>
        </table:table-row>
        <table:table-row table:style-name="ro1">
          <table:table-cell office:value-type="string" calcext:value-type="string">
            <text:p>CMR</text:p>
          </table:table-cell>
          <table:table-cell office:value-type="string" calcext:value-type="string">
            <text:p>CAMEROON</text:p>
          </table:table-cell>
          <table:table-cell/>
          <table:table-cell table:formula="of:=CONCATENATE(&quot;WHEN '&quot;;[.A31];&quot;' THEN '&quot;;[.B31];&quot;',&quot;)" office:value-type="string" office:string-value="WHEN 'CMR' THEN 'CAMEROON'," calcext:value-type="string">
            <text:p>WHEN 'CMR' THEN 'CAMEROON',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ANADA</text:p>
          </table:table-cell>
          <table:table-cell/>
          <table:table-cell table:formula="of:=CONCATENATE(&quot;WHEN '&quot;;[.A32];&quot;' THEN '&quot;;[.B32];&quot;',&quot;)" office:value-type="string" office:string-value="WHEN 'CAN' THEN 'CANADA'," calcext:value-type="string">
            <text:p>WHEN 'CAN' THEN 'CANADA',</text:p>
          </table:table-cell>
        </table:table-row>
        <table:table-row table:style-name="ro2">
          <table:table-cell office:value-type="string" calcext:value-type="string">
            <text:p>CAF</text:p>
          </table:table-cell>
          <table:table-cell office:value-type="string" calcext:value-type="string">
            <text:p>CENTRAL_AFRICAN_REPUBLIC</text:p>
          </table:table-cell>
          <table:table-cell/>
          <table:table-cell table:formula="of:=CONCATENATE(&quot;WHEN '&quot;;[.A33];&quot;' THEN '&quot;;[.B33];&quot;',&quot;)" office:value-type="string" office:string-value="WHEN 'CAF' THEN 'CENTRAL_AFRICAN_REPUBLIC'," calcext:value-type="string">
            <text:p>WHEN 'CAF' THEN 'CENTRAL_AFRICAN_REPUBLIC',</text:p>
          </table:table-cell>
        </table:table-row>
        <table:table-row table:style-name="ro1">
          <table:table-cell office:value-type="string" calcext:value-type="string">
            <text:p>TCD</text:p>
          </table:table-cell>
          <table:table-cell office:value-type="string" calcext:value-type="string">
            <text:p>CHAD</text:p>
          </table:table-cell>
          <table:table-cell/>
          <table:table-cell table:formula="of:=CONCATENATE(&quot;WHEN '&quot;;[.A34];&quot;' THEN '&quot;;[.B34];&quot;',&quot;)" office:value-type="string" office:string-value="WHEN 'TCD' THEN 'CHAD'," calcext:value-type="string">
            <text:p>WHEN 'TCD' THEN 'CHAD',</text:p>
          </table:table-cell>
        </table:table-row>
        <table:table-row table:style-name="ro1">
          <table:table-cell office:value-type="string" calcext:value-type="string">
            <text:p>CHL</text:p>
          </table:table-cell>
          <table:table-cell office:value-type="string" calcext:value-type="string">
            <text:p>CHILE</text:p>
          </table:table-cell>
          <table:table-cell/>
          <table:table-cell table:formula="of:=CONCATENATE(&quot;WHEN '&quot;;[.A35];&quot;' THEN '&quot;;[.B35];&quot;',&quot;)" office:value-type="string" office:string-value="WHEN 'CHL' THEN 'CHILE'," calcext:value-type="string">
            <text:p>WHEN 'CHL' THEN 'CHILE',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INA</text:p>
          </table:table-cell>
          <table:table-cell/>
          <table:table-cell table:formula="of:=CONCATENATE(&quot;WHEN '&quot;;[.A36];&quot;' THEN '&quot;;[.B36];&quot;',&quot;)" office:value-type="string" office:string-value="WHEN 'CHN' THEN 'CHINA'," calcext:value-type="string">
            <text:p>WHEN 'CHN' THEN 'CHINA',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COLOMBIA</text:p>
          </table:table-cell>
          <table:table-cell/>
          <table:table-cell table:formula="of:=CONCATENATE(&quot;WHEN '&quot;;[.A37];&quot;' THEN '&quot;;[.B37];&quot;',&quot;)" office:value-type="string" office:string-value="WHEN 'COL' THEN 'COLOMBIA'," calcext:value-type="string">
            <text:p>WHEN 'COL' THEN 'COLOMBIA',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MOROS</text:p>
          </table:table-cell>
          <table:table-cell/>
          <table:table-cell table:formula="of:=CONCATENATE(&quot;WHEN '&quot;;[.A38];&quot;' THEN '&quot;;[.B38];&quot;',&quot;)" office:value-type="string" office:string-value="WHEN 'COM' THEN 'COMOROS'," calcext:value-type="string">
            <text:p>WHEN 'COM' THEN 'COMOROS',</text:p>
          </table:table-cell>
        </table:table-row>
        <table:table-row table:style-name="ro1">
          <table:table-cell office:value-type="string" calcext:value-type="string">
            <text:p>CRI</text:p>
          </table:table-cell>
          <table:table-cell office:value-type="string" calcext:value-type="string">
            <text:p>COSTA_RICA</text:p>
          </table:table-cell>
          <table:table-cell/>
          <table:table-cell table:formula="of:=CONCATENATE(&quot;WHEN '&quot;;[.A39];&quot;' THEN '&quot;;[.B39];&quot;',&quot;)" office:value-type="string" office:string-value="WHEN 'CRI' THEN 'COSTA_RICA'," calcext:value-type="string">
            <text:p>WHEN 'CRI' THEN 'COSTA_RICA',</text:p>
          </table:table-cell>
        </table:table-row>
        <table:table-row table:style-name="ro1">
          <table:table-cell office:value-type="string" calcext:value-type="string">
            <text:p>CIV</text:p>
          </table:table-cell>
          <table:table-cell office:value-type="string" calcext:value-type="string">
            <text:p>COTE_D_IVOIRE</text:p>
          </table:table-cell>
          <table:table-cell/>
          <table:table-cell table:formula="of:=CONCATENATE(&quot;WHEN '&quot;;[.A40];&quot;' THEN '&quot;;[.B40];&quot;',&quot;)" office:value-type="string" office:string-value="WHEN 'CIV' THEN 'COTE_D_IVOIRE'," calcext:value-type="string">
            <text:p>WHEN 'CIV' THEN 'COTE_D_IVOIRE',</text:p>
          </table:table-cell>
        </table:table-row>
        <table:table-row table:style-name="ro1">
          <table:table-cell office:value-type="string" calcext:value-type="string">
            <text:p>HRV</text:p>
          </table:table-cell>
          <table:table-cell office:value-type="string" calcext:value-type="string">
            <text:p>CROATIA</text:p>
          </table:table-cell>
          <table:table-cell/>
          <table:table-cell table:formula="of:=CONCATENATE(&quot;WHEN '&quot;;[.A41];&quot;' THEN '&quot;;[.B41];&quot;',&quot;)" office:value-type="string" office:string-value="WHEN 'HRV' THEN 'CROATIA'," calcext:value-type="string">
            <text:p>WHEN 'HRV' THEN 'CROATIA',</text:p>
          </table:table-cell>
        </table:table-row>
        <table:table-row table:style-name="ro1">
          <table:table-cell office:value-type="string" calcext:value-type="string">
            <text:p>CZE</text:p>
          </table:table-cell>
          <table:table-cell office:value-type="string" calcext:value-type="string">
            <text:p>CZECH_REPUBLIC</text:p>
          </table:table-cell>
          <table:table-cell/>
          <table:table-cell table:formula="of:=CONCATENATE(&quot;WHEN '&quot;;[.A42];&quot;' THEN '&quot;;[.B42];&quot;',&quot;)" office:value-type="string" office:string-value="WHEN 'CZE' THEN 'CZECH_REPUBLIC'," calcext:value-type="string">
            <text:p>WHEN 'CZE' THEN 'CZECH_REPUBLIC',</text:p>
          </table:table-cell>
        </table:table-row>
        <table:table-row table:style-name="ro1">
          <table:table-cell office:value-type="string" calcext:value-type="string">
            <text:p>DNK</text:p>
          </table:table-cell>
          <table:table-cell office:value-type="string" calcext:value-type="string">
            <text:p>DENMARK</text:p>
          </table:table-cell>
          <table:table-cell/>
          <table:table-cell table:formula="of:=CONCATENATE(&quot;WHEN '&quot;;[.A43];&quot;' THEN '&quot;;[.B43];&quot;',&quot;)" office:value-type="string" office:string-value="WHEN 'DNK' THEN 'DENMARK'," calcext:value-type="string">
            <text:p>WHEN 'DNK' THEN 'DENMARK',</text:p>
          </table:table-cell>
        </table:table-row>
        <table:table-row table:style-name="ro1">
          <table:table-cell office:value-type="string" calcext:value-type="string">
            <text:p>DJI</text:p>
          </table:table-cell>
          <table:table-cell office:value-type="string" calcext:value-type="string">
            <text:p>DJIBOUTI</text:p>
          </table:table-cell>
          <table:table-cell/>
          <table:table-cell table:formula="of:=CONCATENATE(&quot;WHEN '&quot;;[.A44];&quot;' THEN '&quot;;[.B44];&quot;',&quot;)" office:value-type="string" office:string-value="WHEN 'DJI' THEN 'DJIBOUTI'," calcext:value-type="string">
            <text:p>WHEN 'DJI' THEN 'DJIBOUTI',</text:p>
          </table:table-cell>
        </table:table-row>
        <table:table-row table:style-name="ro1">
          <table:table-cell office:value-type="string" calcext:value-type="string">
            <text:p>EGY</text:p>
          </table:table-cell>
          <table:table-cell office:value-type="string" calcext:value-type="string">
            <text:p>EGYPT</text:p>
          </table:table-cell>
          <table:table-cell/>
          <table:table-cell table:formula="of:=CONCATENATE(&quot;WHEN '&quot;;[.A45];&quot;' THEN '&quot;;[.B45];&quot;',&quot;)" office:value-type="string" office:string-value="WHEN 'EGY' THEN 'EGYPT'," calcext:value-type="string">
            <text:p>WHEN 'EGY' THEN 'EGYPT',</text:p>
          </table:table-cell>
        </table:table-row>
        <table:table-row table:style-name="ro1">
          <table:table-cell office:value-type="string" calcext:value-type="string">
            <text:p>GNQ</text:p>
          </table:table-cell>
          <table:table-cell office:value-type="string" calcext:value-type="string">
            <text:p>EQUATORIAL_GUINEA</text:p>
          </table:table-cell>
          <table:table-cell/>
          <table:table-cell table:formula="of:=CONCATENATE(&quot;WHEN '&quot;;[.A46];&quot;' THEN '&quot;;[.B46];&quot;',&quot;)" office:value-type="string" office:string-value="WHEN 'GNQ' THEN 'EQUATORIAL_GUINEA'," calcext:value-type="string">
            <text:p>WHEN 'GNQ' THEN 'EQUATORIAL_GUINEA',</text:p>
          </table:table-cell>
        </table:table-row>
        <table:table-row table:style-name="ro1">
          <table:table-cell office:value-type="string" calcext:value-type="string">
            <text:p>ERI</text:p>
          </table:table-cell>
          <table:table-cell office:value-type="string" calcext:value-type="string">
            <text:p>ERITREA</text:p>
          </table:table-cell>
          <table:table-cell/>
          <table:table-cell table:formula="of:=CONCATENATE(&quot;WHEN '&quot;;[.A47];&quot;' THEN '&quot;;[.B47];&quot;',&quot;)" office:value-type="string" office:string-value="WHEN 'ERI' THEN 'ERITREA'," calcext:value-type="string">
            <text:p>WHEN 'ERI' THEN 'ERITREA',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string" calcext:value-type="string">
            <text:p>ETHIOPIA</text:p>
          </table:table-cell>
          <table:table-cell/>
          <table:table-cell table:formula="of:=CONCATENATE(&quot;WHEN '&quot;;[.A48];&quot;' THEN '&quot;;[.B48];&quot;',&quot;)" office:value-type="string" office:string-value="WHEN 'ETH' THEN 'ETHIOPIA'," calcext:value-type="string">
            <text:p>WHEN 'ETH' THEN 'ETHIOPIA',</text:p>
          </table:table-cell>
        </table:table-row>
        <table:table-row table:style-name="ro1">
          <table:table-cell office:value-type="string" calcext:value-type="string">
            <text:p>FLK</text:p>
          </table:table-cell>
          <table:table-cell office:value-type="string" calcext:value-type="string">
            <text:p>FALKLAND_ISLANDS</text:p>
          </table:table-cell>
          <table:table-cell/>
          <table:table-cell table:formula="of:=CONCATENATE(&quot;WHEN '&quot;;[.A49];&quot;' THEN '&quot;;[.B49];&quot;',&quot;)" office:value-type="string" office:string-value="WHEN 'FLK' THEN 'FALKLAND_ISLANDS'," calcext:value-type="string">
            <text:p>WHEN 'FLK' THEN 'FALKLAND_ISLANDS',</text:p>
          </table:table-cell>
        </table:table-row>
        <table:table-row table:style-name="ro1">
          <table:table-cell office:value-type="string" calcext:value-type="string">
            <text:p>FJI</text:p>
          </table:table-cell>
          <table:table-cell office:value-type="string" calcext:value-type="string">
            <text:p>FIJI</text:p>
          </table:table-cell>
          <table:table-cell/>
          <table:table-cell table:formula="of:=CONCATENATE(&quot;WHEN '&quot;;[.A50];&quot;' THEN '&quot;;[.B50];&quot;',&quot;)" office:value-type="string" office:string-value="WHEN 'FJI' THEN 'FIJI'," calcext:value-type="string">
            <text:p>WHEN 'FJI' THEN 'FIJI',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/>
          <table:table-cell table:formula="of:=CONCATENATE(&quot;WHEN '&quot;;[.A51];&quot;' THEN '&quot;;[.B51];&quot;',&quot;)" office:value-type="string" office:string-value="WHEN 'FIN' THEN 'FINLAND'," calcext:value-type="string">
            <text:p>WHEN 'FIN' THEN 'FINLAND',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/>
          <table:table-cell table:formula="of:=CONCATENATE(&quot;WHEN '&quot;;[.A52];&quot;' THEN '&quot;;[.B52];&quot;',&quot;)" office:value-type="string" office:string-value="WHEN 'FRA' THEN 'FRANCE'," calcext:value-type="string">
            <text:p>WHEN 'FRA' THEN 'FRANCE',</text:p>
          </table:table-cell>
        </table:table-row>
        <table:table-row table:style-name="ro1">
          <table:table-cell office:value-type="string" calcext:value-type="string">
            <text:p>GUF</text:p>
          </table:table-cell>
          <table:table-cell office:value-type="string" calcext:value-type="string">
            <text:p>FRENCH_GUIANA</text:p>
          </table:table-cell>
          <table:table-cell/>
          <table:table-cell table:formula="of:=CONCATENATE(&quot;WHEN '&quot;;[.A53];&quot;' THEN '&quot;;[.B53];&quot;',&quot;)" office:value-type="string" office:string-value="WHEN 'GUF' THEN 'FRENCH_GUIANA'," calcext:value-type="string">
            <text:p>WHEN 'GUF' THEN 'FRENCH_GUIANA',</text:p>
          </table:table-cell>
        </table:table-row>
        <table:table-row table:style-name="ro2">
          <table:table-cell office:value-type="string" calcext:value-type="string">
            <text:p>ATF</text:p>
          </table:table-cell>
          <table:table-cell office:value-type="string" calcext:value-type="string">
            <text:p>FRENCH_SOUTHERN_TERRITORIES</text:p>
          </table:table-cell>
          <table:table-cell/>
          <table:table-cell table:formula="of:=CONCATENATE(&quot;WHEN '&quot;;[.A54];&quot;' THEN '&quot;;[.B54];&quot;',&quot;)" office:value-type="string" office:string-value="WHEN 'ATF' THEN 'FRENCH_SOUTHERN_TERRITORIES'," calcext:value-type="string">
            <text:p>WHEN 'ATF' THEN 'FRENCH_SOUTHERN_TERRITORIES',</text:p>
          </table:table-cell>
        </table:table-row>
        <table:table-row table:style-name="ro1">
          <table:table-cell office:value-type="string" calcext:value-type="string">
            <text:p>GMB</text:p>
          </table:table-cell>
          <table:table-cell office:value-type="string" calcext:value-type="string">
            <text:p>GAMBIA</text:p>
          </table:table-cell>
          <table:table-cell/>
          <table:table-cell table:formula="of:=CONCATENATE(&quot;WHEN '&quot;;[.A55];&quot;' THEN '&quot;;[.B55];&quot;',&quot;)" office:value-type="string" office:string-value="WHEN 'GMB' THEN 'GAMBIA'," calcext:value-type="string">
            <text:p>WHEN 'GMB' THEN 'GAMBIA',</text:p>
          </table:table-cell>
        </table:table-row>
        <table:table-row table:style-name="ro1">
          <table:table-cell office:value-type="string" calcext:value-type="string">
            <text:p>GEO</text:p>
          </table:table-cell>
          <table:table-cell office:value-type="string" calcext:value-type="string">
            <text:p>GEORGIA</text:p>
          </table:table-cell>
          <table:table-cell/>
          <table:table-cell table:formula="of:=CONCATENATE(&quot;WHEN '&quot;;[.A56];&quot;' THEN '&quot;;[.B56];&quot;',&quot;)" office:value-type="string" office:string-value="WHEN 'GEO' THEN 'GEORGIA'," calcext:value-type="string">
            <text:p>WHEN 'GEO' THEN 'GEORGIA',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/>
          <table:table-cell table:formula="of:=CONCATENATE(&quot;WHEN '&quot;;[.A57];&quot;' THEN '&quot;;[.B57];&quot;',&quot;)" office:value-type="string" office:string-value="WHEN 'DEU' THEN 'GERMANY'," calcext:value-type="string">
            <text:p>WHEN 'DEU' THEN 'GERMANY',</text:p>
          </table:table-cell>
        </table:table-row>
        <table:table-row table:style-name="ro1">
          <table:table-cell office:value-type="string" calcext:value-type="string">
            <text:p>GHA</text:p>
          </table:table-cell>
          <table:table-cell office:value-type="string" calcext:value-type="string">
            <text:p>GHANA</text:p>
          </table:table-cell>
          <table:table-cell/>
          <table:table-cell table:formula="of:=CONCATENATE(&quot;WHEN '&quot;;[.A58];&quot;' THEN '&quot;;[.B58];&quot;',&quot;)" office:value-type="string" office:string-value="WHEN 'GHA' THEN 'GHANA'," calcext:value-type="string">
            <text:p>WHEN 'GHA' THEN 'GHANA',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/>
          <table:table-cell table:formula="of:=CONCATENATE(&quot;WHEN '&quot;;[.A59];&quot;' THEN '&quot;;[.B59];&quot;',&quot;)" office:value-type="string" office:string-value="WHEN 'GRC' THEN 'GREECE'," calcext:value-type="string">
            <text:p>WHEN 'GRC' THEN 'GREECE',</text:p>
          </table:table-cell>
        </table:table-row>
        <table:table-row table:style-name="ro1">
          <table:table-cell office:value-type="string" calcext:value-type="string">
            <text:p>GRL</text:p>
          </table:table-cell>
          <table:table-cell office:value-type="string" calcext:value-type="string">
            <text:p>GREENLAND</text:p>
          </table:table-cell>
          <table:table-cell/>
          <table:table-cell table:formula="of:=CONCATENATE(&quot;WHEN '&quot;;[.A60];&quot;' THEN '&quot;;[.B60];&quot;',&quot;)" office:value-type="string" office:string-value="WHEN 'GRL' THEN 'GREENLAND'," calcext:value-type="string">
            <text:p>WHEN 'GRL' THEN 'GREENLAND',</text:p>
          </table:table-cell>
        </table:table-row>
        <table:table-row table:style-name="ro1">
          <table:table-cell office:value-type="string" calcext:value-type="string">
            <text:p>GIN</text:p>
          </table:table-cell>
          <table:table-cell office:value-type="string" calcext:value-type="string">
            <text:p>GUINEA</text:p>
          </table:table-cell>
          <table:table-cell/>
          <table:table-cell table:formula="of:=CONCATENATE(&quot;WHEN '&quot;;[.A61];&quot;' THEN '&quot;;[.B61];&quot;',&quot;)" office:value-type="string" office:string-value="WHEN 'GIN' THEN 'GUINEA'," calcext:value-type="string">
            <text:p>WHEN 'GIN' THEN 'GUINEA',</text:p>
          </table:table-cell>
        </table:table-row>
        <table:table-row table:style-name="ro1">
          <table:table-cell office:value-type="string" calcext:value-type="string">
            <text:p>GNB</text:p>
          </table:table-cell>
          <table:table-cell office:value-type="string" calcext:value-type="string">
            <text:p>GUINEA</text:p>
          </table:table-cell>
          <table:table-cell/>
          <table:table-cell table:formula="of:=CONCATENATE(&quot;WHEN '&quot;;[.A62];&quot;' THEN '&quot;;[.B62];&quot;',&quot;)" office:value-type="string" office:string-value="WHEN 'GNB' THEN 'GUINEA'," calcext:value-type="string">
            <text:p>WHEN 'GNB' THEN 'GUINEA',</text:p>
          </table:table-cell>
        </table:table-row>
        <table:table-row table:style-name="ro1">
          <table:table-cell office:value-type="string" calcext:value-type="string">
            <text:p>HND</text:p>
          </table:table-cell>
          <table:table-cell office:value-type="string" calcext:value-type="string">
            <text:p>HONDURAS</text:p>
          </table:table-cell>
          <table:table-cell/>
          <table:table-cell table:formula="of:=CONCATENATE(&quot;WHEN '&quot;;[.A63];&quot;' THEN '&quot;;[.B63];&quot;',&quot;)" office:value-type="string" office:string-value="WHEN 'HND' THEN 'HONDURAS'," calcext:value-type="string">
            <text:p>WHEN 'HND' THEN 'HONDURAS',</text:p>
          </table:table-cell>
        </table:table-row>
        <table:table-row table:style-name="ro1">
          <table:table-cell office:value-type="string" calcext:value-type="string">
            <text:p>HKG</text:p>
          </table:table-cell>
          <table:table-cell office:value-type="string" calcext:value-type="string">
            <text:p>HONG_KONG</text:p>
          </table:table-cell>
          <table:table-cell/>
          <table:table-cell table:formula="of:=CONCATENATE(&quot;WHEN '&quot;;[.A64];&quot;' THEN '&quot;;[.B64];&quot;',&quot;)" office:value-type="string" office:string-value="WHEN 'HKG' THEN 'HONG_KONG'," calcext:value-type="string">
            <text:p>WHEN 'HKG' THEN 'HONG_KONG',</text:p>
          </table:table-cell>
        </table:table-row>
        <table:table-row table:style-name="ro1">
          <table:table-cell office:value-type="string" calcext:value-type="string">
            <text:p>HUN</text:p>
          </table:table-cell>
          <table:table-cell office:value-type="string" calcext:value-type="string">
            <text:p>HUNGARY</text:p>
          </table:table-cell>
          <table:table-cell/>
          <table:table-cell table:formula="of:=CONCATENATE(&quot;WHEN '&quot;;[.A65];&quot;' THEN '&quot;;[.B65];&quot;',&quot;)" office:value-type="string" office:string-value="WHEN 'HUN' THEN 'HUNGARY'," calcext:value-type="string">
            <text:p>WHEN 'HUN' THEN 'HUNGARY',</text:p>
          </table:table-cell>
        </table:table-row>
        <table:table-row table:style-name="ro1">
          <table:table-cell office:value-type="string" calcext:value-type="string">
            <text:p>ISL</text:p>
          </table:table-cell>
          <table:table-cell office:value-type="string" calcext:value-type="string">
            <text:p>ICELAND</text:p>
          </table:table-cell>
          <table:table-cell/>
          <table:table-cell table:formula="of:=CONCATENATE(&quot;WHEN '&quot;;[.A66];&quot;' THEN '&quot;;[.B66];&quot;',&quot;)" office:value-type="string" office:string-value="WHEN 'ISL' THEN 'ICELAND'," calcext:value-type="string">
            <text:p>WHEN 'ISL' THEN 'ICELAND',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INDIA</text:p>
          </table:table-cell>
          <table:table-cell/>
          <table:table-cell table:formula="of:=CONCATENATE(&quot;WHEN '&quot;;[.A67];&quot;' THEN '&quot;;[.B67];&quot;',&quot;)" office:value-type="string" office:string-value="WHEN 'IND' THEN 'INDIA'," calcext:value-type="string">
            <text:p>WHEN 'IND' THEN 'INDIA',</text:p>
          </table:table-cell>
        </table:table-row>
        <table:table-row table:style-name="ro1">
          <table:table-cell office:value-type="string" calcext:value-type="string">
            <text:p>IDN</text:p>
          </table:table-cell>
          <table:table-cell office:value-type="string" calcext:value-type="string">
            <text:p>INDONESIA</text:p>
          </table:table-cell>
          <table:table-cell/>
          <table:table-cell table:formula="of:=CONCATENATE(&quot;WHEN '&quot;;[.A68];&quot;' THEN '&quot;;[.B68];&quot;',&quot;)" office:value-type="string" office:string-value="WHEN 'IDN' THEN 'INDONESIA'," calcext:value-type="string">
            <text:p>WHEN 'IDN' THEN 'INDONESIA',</text:p>
          </table:table-cell>
        </table:table-row>
        <table:table-row table:style-name="ro1">
          <table:table-cell office:value-type="string" calcext:value-type="string">
            <text:p>IRN</text:p>
          </table:table-cell>
          <table:table-cell office:value-type="string" calcext:value-type="string">
            <text:p>IRAN</text:p>
          </table:table-cell>
          <table:table-cell/>
          <table:table-cell table:formula="of:=CONCATENATE(&quot;WHEN '&quot;;[.A69];&quot;' THEN '&quot;;[.B69];&quot;',&quot;)" office:value-type="string" office:string-value="WHEN 'IRN' THEN 'IRAN'," calcext:value-type="string">
            <text:p>WHEN 'IRN' THEN 'IRAN',</text:p>
          </table:table-cell>
        </table:table-row>
        <table:table-row table:style-name="ro1">
          <table:table-cell office:value-type="string" calcext:value-type="string">
            <text:p>IRQ</text:p>
          </table:table-cell>
          <table:table-cell office:value-type="string" calcext:value-type="string">
            <text:p>IRAQ</text:p>
          </table:table-cell>
          <table:table-cell/>
          <table:table-cell table:formula="of:=CONCATENATE(&quot;WHEN '&quot;;[.A70];&quot;' THEN '&quot;;[.B70];&quot;',&quot;)" office:value-type="string" office:string-value="WHEN 'IRQ' THEN 'IRAQ'," calcext:value-type="string">
            <text:p>WHEN 'IRQ' THEN 'IRAQ',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/>
          <table:table-cell table:formula="of:=CONCATENATE(&quot;WHEN '&quot;;[.A71];&quot;' THEN '&quot;;[.B71];&quot;',&quot;)" office:value-type="string" office:string-value="WHEN 'IRL' THEN 'IRELAND'," calcext:value-type="string">
            <text:p>WHEN 'IRL' THEN 'IRELAND',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/>
          <table:table-cell table:formula="of:=CONCATENATE(&quot;WHEN '&quot;;[.A72];&quot;' THEN '&quot;;[.B72];&quot;',&quot;)" office:value-type="string" office:string-value="WHEN 'ITA' THEN 'ITALY'," calcext:value-type="string">
            <text:p>WHEN 'ITA' THEN 'ITALY',</text:p>
          </table:table-cell>
        </table:table-row>
        <table:table-row table:style-name="ro1">
          <table:table-cell office:value-type="string" calcext:value-type="string">
            <text:p>JPN</text:p>
          </table:table-cell>
          <table:table-cell office:value-type="string" calcext:value-type="string">
            <text:p>JAPAN</text:p>
          </table:table-cell>
          <table:table-cell/>
          <table:table-cell table:formula="of:=CONCATENATE(&quot;WHEN '&quot;;[.A73];&quot;' THEN '&quot;;[.B73];&quot;',&quot;)" office:value-type="string" office:string-value="WHEN 'JPN' THEN 'JAPAN'," calcext:value-type="string">
            <text:p>WHEN 'JPN' THEN 'JAPAN',</text:p>
          </table:table-cell>
        </table:table-row>
        <table:table-row table:style-name="ro1">
          <table:table-cell office:value-type="string" calcext:value-type="string">
            <text:p>JOR</text:p>
          </table:table-cell>
          <table:table-cell office:value-type="string" calcext:value-type="string">
            <text:p>JORDAN</text:p>
          </table:table-cell>
          <table:table-cell/>
          <table:table-cell table:formula="of:=CONCATENATE(&quot;WHEN '&quot;;[.A74];&quot;' THEN '&quot;;[.B74];&quot;',&quot;)" office:value-type="string" office:string-value="WHEN 'JOR' THEN 'JORDAN'," calcext:value-type="string">
            <text:p>WHEN 'JOR' THEN 'JORDAN',</text:p>
          </table:table-cell>
        </table:table-row>
        <table:table-row table:style-name="ro1">
          <table:table-cell office:value-type="string" calcext:value-type="string">
            <text:p>KAZ</text:p>
          </table:table-cell>
          <table:table-cell office:value-type="string" calcext:value-type="string">
            <text:p>KAZAKHSTAN</text:p>
          </table:table-cell>
          <table:table-cell/>
          <table:table-cell table:formula="of:=CONCATENATE(&quot;WHEN '&quot;;[.A75];&quot;' THEN '&quot;;[.B75];&quot;',&quot;)" office:value-type="string" office:string-value="WHEN 'KAZ' THEN 'KAZAKHSTAN'," calcext:value-type="string">
            <text:p>WHEN 'KAZ' THEN 'KAZAKHSTAN',</text:p>
          </table:table-cell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KENYA</text:p>
          </table:table-cell>
          <table:table-cell/>
          <table:table-cell table:formula="of:=CONCATENATE(&quot;WHEN '&quot;;[.A76];&quot;' THEN '&quot;;[.B76];&quot;',&quot;)" office:value-type="string" office:string-value="WHEN 'KEN' THEN 'KENYA'," calcext:value-type="string">
            <text:p>WHEN 'KEN' THEN 'KENYA',</text:p>
          </table:table-cell>
        </table:table-row>
        <table:table-row table:style-name="ro1">
          <table:table-cell office:value-type="string" calcext:value-type="string">
            <text:p>KWT</text:p>
          </table:table-cell>
          <table:table-cell office:value-type="string" calcext:value-type="string">
            <text:p>KUWAIT</text:p>
          </table:table-cell>
          <table:table-cell/>
          <table:table-cell table:formula="of:=CONCATENATE(&quot;WHEN '&quot;;[.A77];&quot;' THEN '&quot;;[.B77];&quot;',&quot;)" office:value-type="string" office:string-value="WHEN 'KWT' THEN 'KUWAIT'," calcext:value-type="string">
            <text:p>WHEN 'KWT' THEN 'KUWAIT',</text:p>
          </table:table-cell>
        </table:table-row>
        <table:table-row table:style-name="ro1">
          <table:table-cell office:value-type="string" calcext:value-type="string">
            <text:p>KGZ</text:p>
          </table:table-cell>
          <table:table-cell office:value-type="string" calcext:value-type="string">
            <text:p>KYRGYZSTAN</text:p>
          </table:table-cell>
          <table:table-cell/>
          <table:table-cell table:formula="of:=CONCATENATE(&quot;WHEN '&quot;;[.A78];&quot;' THEN '&quot;;[.B78];&quot;',&quot;)" office:value-type="string" office:string-value="WHEN 'KGZ' THEN 'KYRGYZSTAN'," calcext:value-type="string">
            <text:p>WHEN 'KGZ' THEN 'KYRGYZSTAN',</text:p>
          </table:table-cell>
        </table:table-row>
        <table:table-row table:style-name="ro2">
          <table:table-cell office:value-type="string" calcext:value-type="string">
            <text:p>LAO</text:p>
          </table:table-cell>
          <table:table-cell office:value-type="string" calcext:value-type="string">
            <text:p>LAO_PEOPLES_DEMOCRATIC_REPUBLIC</text:p>
          </table:table-cell>
          <table:table-cell/>
          <table:table-cell table:formula="of:=CONCATENATE(&quot;WHEN '&quot;;[.A79];&quot;' THEN '&quot;;[.B79];&quot;',&quot;)" office:value-type="string" office:string-value="WHEN 'LAO' THEN 'LAO_PEOPLES_DEMOCRATIC_REPUBLIC'," calcext:value-type="string">
            <text:p>WHEN 'LAO' THEN 'LAO_PEOPLES_DEMOCRATIC_REPUBLIC',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/>
          <table:table-cell table:formula="of:=CONCATENATE(&quot;WHEN '&quot;;[.A80];&quot;' THEN '&quot;;[.B80];&quot;',&quot;)" office:value-type="string" office:string-value="WHEN 'LVA' THEN 'LATVIA'," calcext:value-type="string">
            <text:p>WHEN 'LVA' THEN 'LATVIA',</text:p>
          </table:table-cell>
        </table:table-row>
        <table:table-row table:style-name="ro1">
          <table:table-cell office:value-type="string" calcext:value-type="string">
            <text:p>LBN</text:p>
          </table:table-cell>
          <table:table-cell office:value-type="string" calcext:value-type="string">
            <text:p>LEBANON</text:p>
          </table:table-cell>
          <table:table-cell/>
          <table:table-cell table:formula="of:=CONCATENATE(&quot;WHEN '&quot;;[.A81];&quot;' THEN '&quot;;[.B81];&quot;',&quot;)" office:value-type="string" office:string-value="WHEN 'LBN' THEN 'LEBANON'," calcext:value-type="string">
            <text:p>WHEN 'LBN' THEN 'LEBANON',</text:p>
          </table:table-cell>
        </table:table-row>
        <table:table-row table:style-name="ro1">
          <table:table-cell office:value-type="string" calcext:value-type="string">
            <text:p>LSO</text:p>
          </table:table-cell>
          <table:table-cell office:value-type="string" calcext:value-type="string">
            <text:p>LESOTHO</text:p>
          </table:table-cell>
          <table:table-cell/>
          <table:table-cell table:formula="of:=CONCATENATE(&quot;WHEN '&quot;;[.A82];&quot;' THEN '&quot;;[.B82];&quot;',&quot;)" office:value-type="string" office:string-value="WHEN 'LSO' THEN 'LESOTHO'," calcext:value-type="string">
            <text:p>WHEN 'LSO' THEN 'LESOTHO',</text:p>
          </table:table-cell>
        </table:table-row>
        <table:table-row table:style-name="ro1">
          <table:table-cell office:value-type="string" calcext:value-type="string">
            <text:p>LBR</text:p>
          </table:table-cell>
          <table:table-cell office:value-type="string" calcext:value-type="string">
            <text:p>LIBERIA</text:p>
          </table:table-cell>
          <table:table-cell/>
          <table:table-cell table:formula="of:=CONCATENATE(&quot;WHEN '&quot;;[.A83];&quot;' THEN '&quot;;[.B83];&quot;',&quot;)" office:value-type="string" office:string-value="WHEN 'LBR' THEN 'LIBERIA'," calcext:value-type="string">
            <text:p>WHEN 'LBR' THEN 'LIBERIA',</text:p>
          </table:table-cell>
        </table:table-row>
        <table:table-row table:style-name="ro1">
          <table:table-cell office:value-type="string" calcext:value-type="string">
            <text:p>LBY</text:p>
          </table:table-cell>
          <table:table-cell office:value-type="string" calcext:value-type="string">
            <text:p>LIBYA</text:p>
          </table:table-cell>
          <table:table-cell/>
          <table:table-cell table:formula="of:=CONCATENATE(&quot;WHEN '&quot;;[.A84];&quot;' THEN '&quot;;[.B84];&quot;',&quot;)" office:value-type="string" office:string-value="WHEN 'LBY' THEN 'LIBYA'," calcext:value-type="string">
            <text:p>WHEN 'LBY' THEN 'LIBYA',</text:p>
          </table:table-cell>
        </table:table-row>
        <table:table-row table:style-name="ro1">
          <table:table-cell office:value-type="string" calcext:value-type="string">
            <text:p>LIE</text:p>
          </table:table-cell>
          <table:table-cell office:value-type="string" calcext:value-type="string">
            <text:p>LIECHTENSTEIN</text:p>
          </table:table-cell>
          <table:table-cell/>
          <table:table-cell table:formula="of:=CONCATENATE(&quot;WHEN '&quot;;[.A85];&quot;' THEN '&quot;;[.B85];&quot;',&quot;)" office:value-type="string" office:string-value="WHEN 'LIE' THEN 'LIECHTENSTEIN'," calcext:value-type="string">
            <text:p>WHEN 'LIE' THEN 'LIECHTENSTEIN',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/>
          <table:table-cell table:formula="of:=CONCATENATE(&quot;WHEN '&quot;;[.A86];&quot;' THEN '&quot;;[.B86];&quot;',&quot;)" office:value-type="string" office:string-value="WHEN 'LTU' THEN 'LITHUANIA'," calcext:value-type="string">
            <text:p>WHEN 'LTU' THEN 'LITHUANIA',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/>
          <table:table-cell table:formula="of:=CONCATENATE(&quot;WHEN '&quot;;[.A87];&quot;' THEN '&quot;;[.B87];&quot;',&quot;)" office:value-type="string" office:string-value="WHEN 'LUX' THEN 'LUXEMBOURG'," calcext:value-type="string">
            <text:p>WHEN 'LUX' THEN 'LUXEMBOURG',</text:p>
          </table:table-cell>
        </table:table-row>
        <table:table-row table:style-name="ro1">
          <table:table-cell office:value-type="string" calcext:value-type="string">
            <text:p>MAC</text:p>
          </table:table-cell>
          <table:table-cell office:value-type="string" calcext:value-type="string">
            <text:p>MACAO</text:p>
          </table:table-cell>
          <table:table-cell/>
          <table:table-cell table:formula="of:=CONCATENATE(&quot;WHEN '&quot;;[.A88];&quot;' THEN '&quot;;[.B88];&quot;',&quot;)" office:value-type="string" office:string-value="WHEN 'MAC' THEN 'MACAO'," calcext:value-type="string">
            <text:p>WHEN 'MAC' THEN 'MACAO',</text:p>
          </table:table-cell>
        </table:table-row>
        <table:table-row table:style-name="ro1">
          <table:table-cell office:value-type="string" calcext:value-type="string">
            <text:p>MDG</text:p>
          </table:table-cell>
          <table:table-cell office:value-type="string" calcext:value-type="string">
            <text:p>MADAGASCAR</text:p>
          </table:table-cell>
          <table:table-cell/>
          <table:table-cell table:formula="of:=CONCATENATE(&quot;WHEN '&quot;;[.A89];&quot;' THEN '&quot;;[.B89];&quot;',&quot;)" office:value-type="string" office:string-value="WHEN 'MDG' THEN 'MADAGASCAR'," calcext:value-type="string">
            <text:p>WHEN 'MDG' THEN 'MADAGASCAR',</text:p>
          </table:table-cell>
        </table:table-row>
        <table:table-row table:style-name="ro1">
          <table:table-cell office:value-type="string" calcext:value-type="string">
            <text:p>MWI</text:p>
          </table:table-cell>
          <table:table-cell office:value-type="string" calcext:value-type="string">
            <text:p>MALAWI</text:p>
          </table:table-cell>
          <table:table-cell/>
          <table:table-cell table:formula="of:=CONCATENATE(&quot;WHEN '&quot;;[.A90];&quot;' THEN '&quot;;[.B90];&quot;',&quot;)" office:value-type="string" office:string-value="WHEN 'MWI' THEN 'MALAWI'," calcext:value-type="string">
            <text:p>WHEN 'MWI' THEN 'MALAWI',</text:p>
          </table:table-cell>
        </table:table-row>
        <table:table-row table:style-name="ro1">
          <table:table-cell office:value-type="string" calcext:value-type="string">
            <text:p>MYS</text:p>
          </table:table-cell>
          <table:table-cell office:value-type="string" calcext:value-type="string">
            <text:p>MALAYSIA</text:p>
          </table:table-cell>
          <table:table-cell/>
          <table:table-cell table:formula="of:=CONCATENATE(&quot;WHEN '&quot;;[.A91];&quot;' THEN '&quot;;[.B91];&quot;',&quot;)" office:value-type="string" office:string-value="WHEN 'MYS' THEN 'MALAYSIA'," calcext:value-type="string">
            <text:p>WHEN 'MYS' THEN 'MALAYSIA',</text:p>
          </table:table-cell>
        </table:table-row>
        <table:table-row table:style-name="ro1">
          <table:table-cell office:value-type="string" calcext:value-type="string">
            <text:p>MDV</text:p>
          </table:table-cell>
          <table:table-cell office:value-type="string" calcext:value-type="string">
            <text:p>MALDIVES</text:p>
          </table:table-cell>
          <table:table-cell/>
          <table:table-cell table:formula="of:=CONCATENATE(&quot;WHEN '&quot;;[.A92];&quot;' THEN '&quot;;[.B92];&quot;',&quot;)" office:value-type="string" office:string-value="WHEN 'MDV' THEN 'MALDIVES'," calcext:value-type="string">
            <text:p>WHEN 'MDV' THEN 'MALDIVES',</text:p>
          </table:table-cell>
        </table:table-row>
        <table:table-row table:style-name="ro1">
          <table:table-cell office:value-type="string" calcext:value-type="string">
            <text:p>MTQ</text:p>
          </table:table-cell>
          <table:table-cell office:value-type="string" calcext:value-type="string">
            <text:p>MARTINIQUE</text:p>
          </table:table-cell>
          <table:table-cell/>
          <table:table-cell table:formula="of:=CONCATENATE(&quot;WHEN '&quot;;[.A93];&quot;' THEN '&quot;;[.B93];&quot;',&quot;)" office:value-type="string" office:string-value="WHEN 'MTQ' THEN 'MARTINIQUE'," calcext:value-type="string">
            <text:p>WHEN 'MTQ' THEN 'MARTINIQUE',</text:p>
          </table:table-cell>
        </table:table-row>
        <table:table-row table:style-name="ro1">
          <table:table-cell office:value-type="string" calcext:value-type="string">
            <text:p>MRT</text:p>
          </table:table-cell>
          <table:table-cell office:value-type="string" calcext:value-type="string">
            <text:p>MAURITANIA</text:p>
          </table:table-cell>
          <table:table-cell/>
          <table:table-cell table:formula="of:=CONCATENATE(&quot;WHEN '&quot;;[.A94];&quot;' THEN '&quot;;[.B94];&quot;',&quot;)" office:value-type="string" office:string-value="WHEN 'MRT' THEN 'MAURITANIA'," calcext:value-type="string">
            <text:p>WHEN 'MRT' THEN 'MAURITANIA',</text:p>
          </table:table-cell>
        </table:table-row>
        <table:table-row table:style-name="ro1">
          <table:table-cell office:value-type="string" calcext:value-type="string">
            <text:p>MUS</text:p>
          </table:table-cell>
          <table:table-cell office:value-type="string" calcext:value-type="string">
            <text:p>MAURITIUS</text:p>
          </table:table-cell>
          <table:table-cell/>
          <table:table-cell table:formula="of:=CONCATENATE(&quot;WHEN '&quot;;[.A95];&quot;' THEN '&quot;;[.B95];&quot;',&quot;)" office:value-type="string" office:string-value="WHEN 'MUS' THEN 'MAURITIUS'," calcext:value-type="string">
            <text:p>WHEN 'MUS' THEN 'MAURITIUS',</text:p>
          </table:table-cell>
        </table:table-row>
        <table:table-row table:style-name="ro1">
          <table:table-cell office:value-type="string" calcext:value-type="string">
            <text:p>MYT</text:p>
          </table:table-cell>
          <table:table-cell office:value-type="string" calcext:value-type="string">
            <text:p>MAYOTTE</text:p>
          </table:table-cell>
          <table:table-cell/>
          <table:table-cell table:formula="of:=CONCATENATE(&quot;WHEN '&quot;;[.A96];&quot;' THEN '&quot;;[.B96];&quot;',&quot;)" office:value-type="string" office:string-value="WHEN 'MYT' THEN 'MAYOTTE'," calcext:value-type="string">
            <text:p>WHEN 'MYT' THEN 'MAYOTTE',</text:p>
          </table:table-cell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EXICO</text:p>
          </table:table-cell>
          <table:table-cell/>
          <table:table-cell table:formula="of:=CONCATENATE(&quot;WHEN '&quot;;[.A97];&quot;' THEN '&quot;;[.B97];&quot;',&quot;)" office:value-type="string" office:string-value="WHEN 'MEX' THEN 'MEXICO'," calcext:value-type="string">
            <text:p>WHEN 'MEX' THEN 'MEXICO',</text:p>
          </table:table-cell>
        </table:table-row>
        <table:table-row table:style-name="ro1">
          <table:table-cell office:value-type="string" calcext:value-type="string">
            <text:p>MCO</text:p>
          </table:table-cell>
          <table:table-cell office:value-type="string" calcext:value-type="string">
            <text:p>MONACO</text:p>
          </table:table-cell>
          <table:table-cell/>
          <table:table-cell table:formula="of:=CONCATENATE(&quot;WHEN '&quot;;[.A98];&quot;' THEN '&quot;;[.B98];&quot;',&quot;)" office:value-type="string" office:string-value="WHEN 'MCO' THEN 'MONACO'," calcext:value-type="string">
            <text:p>WHEN 'MCO' THEN 'MONACO',</text:p>
          </table:table-cell>
        </table:table-row>
        <table:table-row table:style-name="ro1">
          <table:table-cell office:value-type="string" calcext:value-type="string">
            <text:p>MNG</text:p>
          </table:table-cell>
          <table:table-cell office:value-type="string" calcext:value-type="string">
            <text:p>MONGOLIA</text:p>
          </table:table-cell>
          <table:table-cell/>
          <table:table-cell table:formula="of:=CONCATENATE(&quot;WHEN '&quot;;[.A99];&quot;' THEN '&quot;;[.B99];&quot;',&quot;)" office:value-type="string" office:string-value="WHEN 'MNG' THEN 'MONGOLIA'," calcext:value-type="string">
            <text:p>WHEN 'MNG' THEN 'MONGOLIA',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MOROCCO</text:p>
          </table:table-cell>
          <table:table-cell/>
          <table:table-cell table:formula="of:=CONCATENATE(&quot;WHEN '&quot;;[.A100];&quot;' THEN '&quot;;[.B100];&quot;',&quot;)" office:value-type="string" office:string-value="WHEN 'MAR' THEN 'MOROCCO'," calcext:value-type="string">
            <text:p>WHEN 'MAR' THEN 'MOROCCO',</text:p>
          </table:table-cell>
        </table:table-row>
        <table:table-row table:style-name="ro1">
          <table:table-cell office:value-type="string" calcext:value-type="string">
            <text:p>MMR</text:p>
          </table:table-cell>
          <table:table-cell office:value-type="string" calcext:value-type="string">
            <text:p>MYANMAR</text:p>
          </table:table-cell>
          <table:table-cell/>
          <table:table-cell table:formula="of:=CONCATENATE(&quot;WHEN '&quot;;[.A101];&quot;' THEN '&quot;;[.B101];&quot;',&quot;)" office:value-type="string" office:string-value="WHEN 'MMR' THEN 'MYANMAR'," calcext:value-type="string">
            <text:p>WHEN 'MMR' THEN 'MYANMAR',</text:p>
          </table:table-cell>
        </table:table-row>
        <table:table-row table:style-name="ro1">
          <table:table-cell office:value-type="string" calcext:value-type="string">
            <text:p>NPL</text:p>
          </table:table-cell>
          <table:table-cell office:value-type="string" calcext:value-type="string">
            <text:p>NEPAL</text:p>
          </table:table-cell>
          <table:table-cell/>
          <table:table-cell table:formula="of:=CONCATENATE(&quot;WHEN '&quot;;[.A102];&quot;' THEN '&quot;;[.B102];&quot;',&quot;)" office:value-type="string" office:string-value="WHEN 'NPL' THEN 'NEPAL'," calcext:value-type="string">
            <text:p>WHEN 'NPL' THEN 'NEPAL',</text:p>
          </table:table-cell>
        </table:table-row>
        <table:table-row table:style-name="ro1">
          <table:table-cell office:value-type="string" calcext:value-type="string">
            <text:p>NIC</text:p>
          </table:table-cell>
          <table:table-cell office:value-type="string" calcext:value-type="string">
            <text:p>NICARAGUA</text:p>
          </table:table-cell>
          <table:table-cell/>
          <table:table-cell table:formula="of:=CONCATENATE(&quot;WHEN '&quot;;[.A103];&quot;' THEN '&quot;;[.B103];&quot;',&quot;)" office:value-type="string" office:string-value="WHEN 'NIC' THEN 'NICARAGUA'," calcext:value-type="string">
            <text:p>WHEN 'NIC' THEN 'NICARAGUA',</text:p>
          </table:table-cell>
        </table:table-row>
        <table:table-row table:style-name="ro1">
          <table:table-cell office:value-type="string" calcext:value-type="string">
            <text:p>NGA</text:p>
          </table:table-cell>
          <table:table-cell office:value-type="string" calcext:value-type="string">
            <text:p>NIGERIA</text:p>
          </table:table-cell>
          <table:table-cell/>
          <table:table-cell table:formula="of:=CONCATENATE(&quot;WHEN '&quot;;[.A104];&quot;' THEN '&quot;;[.B104];&quot;',&quot;)" office:value-type="string" office:string-value="WHEN 'NGA' THEN 'NIGERIA'," calcext:value-type="string">
            <text:p>WHEN 'NGA' THEN 'NIGERIA',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NORWAY</text:p>
          </table:table-cell>
          <table:table-cell/>
          <table:table-cell table:formula="of:=CONCATENATE(&quot;WHEN '&quot;;[.A105];&quot;' THEN '&quot;;[.B105];&quot;',&quot;)" office:value-type="string" office:string-value="WHEN 'NOR' THEN 'NORWAY'," calcext:value-type="string">
            <text:p>WHEN 'NOR' THEN 'NORWAY',</text:p>
          </table:table-cell>
        </table:table-row>
        <table:table-row table:style-name="ro1">
          <table:table-cell office:value-type="string" calcext:value-type="string">
            <text:p>OMN</text:p>
          </table:table-cell>
          <table:table-cell office:value-type="string" calcext:value-type="string">
            <text:p>OMAN</text:p>
          </table:table-cell>
          <table:table-cell/>
          <table:table-cell table:formula="of:=CONCATENATE(&quot;WHEN '&quot;;[.A106];&quot;' THEN '&quot;;[.B106];&quot;',&quot;)" office:value-type="string" office:string-value="WHEN 'OMN' THEN 'OMAN'," calcext:value-type="string">
            <text:p>WHEN 'OMN' THEN 'OMAN',</text:p>
          </table:table-cell>
        </table:table-row>
        <table:table-row table:style-name="ro1">
          <table:table-cell office:value-type="string" calcext:value-type="string">
            <text:p>PAK</text:p>
          </table:table-cell>
          <table:table-cell office:value-type="string" calcext:value-type="string">
            <text:p>PAKISTAN</text:p>
          </table:table-cell>
          <table:table-cell/>
          <table:table-cell table:formula="of:=CONCATENATE(&quot;WHEN '&quot;;[.A107];&quot;' THEN '&quot;;[.B107];&quot;',&quot;)" office:value-type="string" office:string-value="WHEN 'PAK' THEN 'PAKISTAN'," calcext:value-type="string">
            <text:p>WHEN 'PAK' THEN 'PAKISTAN',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/>
          <table:table-cell table:formula="of:=CONCATENATE(&quot;WHEN '&quot;;[.A108];&quot;' THEN '&quot;;[.B108];&quot;',&quot;)" office:value-type="string" office:string-value="WHEN 'PRT' THEN 'PORTUGAL'," calcext:value-type="string">
            <text:p>WHEN 'PRT' THEN 'PORTUGAL',</text:p>
          </table:table-cell>
        </table:table-row>
        <table:table-row table:style-name="ro1">
          <table:table-cell office:value-type="string" calcext:value-type="string">
            <text:p>QAT</text:p>
          </table:table-cell>
          <table:table-cell office:value-type="string" calcext:value-type="string">
            <text:p>QATAR</text:p>
          </table:table-cell>
          <table:table-cell/>
          <table:table-cell table:formula="of:=CONCATENATE(&quot;WHEN '&quot;;[.A109];&quot;' THEN '&quot;;[.B109];&quot;',&quot;)" office:value-type="string" office:string-value="WHEN 'QAT' THEN 'QATAR'," calcext:value-type="string">
            <text:p>WHEN 'QAT' THEN 'QATAR',</text:p>
          </table:table-cell>
        </table:table-row>
        <table:table-row table:style-name="ro1">
          <table:table-cell office:value-type="string" calcext:value-type="string">
            <text:p>ROU</text:p>
          </table:table-cell>
          <table:table-cell office:value-type="string" calcext:value-type="string">
            <text:p>ROMANIA</text:p>
          </table:table-cell>
          <table:table-cell/>
          <table:table-cell table:formula="of:=CONCATENATE(&quot;WHEN '&quot;;[.A110];&quot;' THEN '&quot;;[.B110];&quot;',&quot;)" office:value-type="string" office:string-value="WHEN 'ROU' THEN 'ROMANIA'," calcext:value-type="string">
            <text:p>WHEN 'ROU' THEN 'ROMANIA',</text:p>
          </table:table-cell>
        </table:table-row>
        <table:table-row table:style-name="ro1">
          <table:table-cell office:value-type="string" calcext:value-type="string">
            <text:p>LCA</text:p>
          </table:table-cell>
          <table:table-cell office:value-type="string" calcext:value-type="string">
            <text:p>SAINT_LUCIA</text:p>
          </table:table-cell>
          <table:table-cell/>
          <table:table-cell table:formula="of:=CONCATENATE(&quot;WHEN '&quot;;[.A111];&quot;' THEN '&quot;;[.B111];&quot;',&quot;)" office:value-type="string" office:string-value="WHEN 'LCA' THEN 'SAINT_LUCIA'," calcext:value-type="string">
            <text:p>WHEN 'LCA' THEN 'SAINT_LUCIA',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SENEGAL</text:p>
          </table:table-cell>
          <table:table-cell/>
          <table:table-cell table:formula="of:=CONCATENATE(&quot;WHEN '&quot;;[.A112];&quot;' THEN '&quot;;[.B112];&quot;',&quot;)" office:value-type="string" office:string-value="WHEN 'SEN' THEN 'SENEGAL'," calcext:value-type="string">
            <text:p>WHEN 'SEN' THEN 'SENEGAL',</text:p>
          </table:table-cell>
        </table:table-row>
        <table:table-row table:style-name="ro1">
          <table:table-cell office:value-type="string" calcext:value-type="string">
            <text:p>SYC</text:p>
          </table:table-cell>
          <table:table-cell office:value-type="string" calcext:value-type="string">
            <text:p>SEYCHELLES</text:p>
          </table:table-cell>
          <table:table-cell/>
          <table:table-cell table:formula="of:=CONCATENATE(&quot;WHEN '&quot;;[.A113];&quot;' THEN '&quot;;[.B113];&quot;',&quot;)" office:value-type="string" office:string-value="WHEN 'SYC' THEN 'SEYCHELLES'," calcext:value-type="string">
            <text:p>WHEN 'SYC' THEN 'SEYCHELLES',</text:p>
          </table:table-cell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SINGAPORE</text:p>
          </table:table-cell>
          <table:table-cell/>
          <table:table-cell table:formula="of:=CONCATENATE(&quot;WHEN '&quot;;[.A114];&quot;' THEN '&quot;;[.B114];&quot;',&quot;)" office:value-type="string" office:string-value="WHEN 'SGP' THEN 'SINGAPORE'," calcext:value-type="string">
            <text:p>WHEN 'SGP' THEN 'SINGAPORE',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IA</text:p>
          </table:table-cell>
          <table:table-cell/>
          <table:table-cell table:formula="of:=CONCATENATE(&quot;WHEN '&quot;;[.A115];&quot;' THEN '&quot;;[.B115];&quot;',&quot;)" office:value-type="string" office:string-value="WHEN 'SVK' THEN 'SLOVAKIA'," calcext:value-type="string">
            <text:p>WHEN 'SVK' THEN 'SLOVAKIA',</text:p>
          </table:table-cell>
        </table:table-row>
        <table:table-row table:style-name="ro1">
          <table:table-cell office:value-type="string" calcext:value-type="string">
            <text:p>SOM</text:p>
          </table:table-cell>
          <table:table-cell office:value-type="string" calcext:value-type="string">
            <text:p>SOMALIA</text:p>
          </table:table-cell>
          <table:table-cell/>
          <table:table-cell table:formula="of:=CONCATENATE(&quot;WHEN '&quot;;[.A116];&quot;' THEN '&quot;;[.B116];&quot;',&quot;)" office:value-type="string" office:string-value="WHEN 'SOM' THEN 'SOMALIA'," calcext:value-type="string">
            <text:p>WHEN 'SOM' THEN 'SOMALIA',</text:p>
          </table:table-cell>
        </table:table-row>
        <table:table-row table:style-name="ro1">
          <table:table-cell office:value-type="string" calcext:value-type="string">
            <text:p>KOR</text:p>
          </table:table-cell>
          <table:table-cell office:value-type="string" calcext:value-type="string">
            <text:p>NORTH_KOREA</text:p>
          </table:table-cell>
          <table:table-cell/>
          <table:table-cell table:formula="of:=CONCATENATE(&quot;WHEN '&quot;;[.A117];&quot;' THEN '&quot;;[.B117];&quot;',&quot;)" office:value-type="string" office:string-value="WHEN 'KOR' THEN 'NORTH_KOREA'," calcext:value-type="string">
            <text:p>WHEN 'KOR' THEN 'NORTH_KOREA',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/>
          <table:table-cell table:formula="of:=CONCATENATE(&quot;WHEN '&quot;;[.A118];&quot;' THEN '&quot;;[.B118];&quot;',&quot;)" office:value-type="string" office:string-value="WHEN 'ESP' THEN 'SPAIN'," calcext:value-type="string">
            <text:p>WHEN 'ESP' THEN 'SPAIN',</text:p>
          </table:table-cell>
        </table:table-row>
        <table:table-row table:style-name="ro1">
          <table:table-cell office:value-type="string" calcext:value-type="string">
            <text:p>LKA</text:p>
          </table:table-cell>
          <table:table-cell office:value-type="string" calcext:value-type="string">
            <text:p>SRI_LANKA</text:p>
          </table:table-cell>
          <table:table-cell/>
          <table:table-cell table:formula="of:=CONCATENATE(&quot;WHEN '&quot;;[.A119];&quot;' THEN '&quot;;[.B119];&quot;',&quot;)" office:value-type="string" office:string-value="WHEN 'LKA' THEN 'SRI_LANKA'," calcext:value-type="string">
            <text:p>WHEN 'LKA' THEN 'SRI_LANKA',</text:p>
          </table:table-cell>
        </table:table-row>
        <table:table-row table:style-name="ro1">
          <table:table-cell office:value-type="string" calcext:value-type="string">
            <text:p>SUR</text:p>
          </table:table-cell>
          <table:table-cell office:value-type="string" calcext:value-type="string">
            <text:p>SURINAME</text:p>
          </table:table-cell>
          <table:table-cell/>
          <table:table-cell table:formula="of:=CONCATENATE(&quot;WHEN '&quot;;[.A120];&quot;' THEN '&quot;;[.B120];&quot;',&quot;)" office:value-type="string" office:string-value="WHEN 'SUR' THEN 'SURINAME'," calcext:value-type="string">
            <text:p>WHEN 'SUR' THEN 'SURINAME',</text:p>
          </table:table-cell>
        </table:table-row>
        <table:table-row table:style-name="ro1">
          <table:table-cell office:value-type="string" calcext:value-type="string">
            <text:p>SWZ</text:p>
          </table:table-cell>
          <table:table-cell office:value-type="string" calcext:value-type="string">
            <text:p>SWAZILAND</text:p>
          </table:table-cell>
          <table:table-cell/>
          <table:table-cell table:formula="of:=CONCATENATE(&quot;WHEN '&quot;;[.A121];&quot;' THEN '&quot;;[.B121];&quot;',&quot;)" office:value-type="string" office:string-value="WHEN 'SWZ' THEN 'SWAZILAND'," calcext:value-type="string">
            <text:p>WHEN 'SWZ' THEN 'SWAZILAND',</text:p>
          </table:table-cell>
        </table:table-row>
        <table:table-row table:style-name="ro1">
          <table:table-cell office:value-type="string" calcext:value-type="string">
            <text:p>SWE</text:p>
          </table:table-cell>
          <table:table-cell office:value-type="string" calcext:value-type="string">
            <text:p>SWEDEN</text:p>
          </table:table-cell>
          <table:table-cell/>
          <table:table-cell table:formula="of:=CONCATENATE(&quot;WHEN '&quot;;[.A122];&quot;' THEN '&quot;;[.B122];&quot;',&quot;)" office:value-type="string" office:string-value="WHEN 'SWE' THEN 'SWEDEN'," calcext:value-type="string">
            <text:p>WHEN 'SWE' THEN 'SWEDEN',</text:p>
          </table:table-cell>
        </table:table-row>
        <table:table-row table:style-name="ro1">
          <table:table-cell office:value-type="string" calcext:value-type="string">
            <text:p>CHE</text:p>
          </table:table-cell>
          <table:table-cell office:value-type="string" calcext:value-type="string">
            <text:p>SWITZERLAND</text:p>
          </table:table-cell>
          <table:table-cell/>
          <table:table-cell table:formula="of:=CONCATENATE(&quot;WHEN '&quot;;[.A123];&quot;' THEN '&quot;;[.B123];&quot;',&quot;)" office:value-type="string" office:string-value="WHEN 'CHE' THEN 'SWITZERLAND'," calcext:value-type="string">
            <text:p>WHEN 'CHE' THEN 'SWITZERLAND',</text:p>
          </table:table-cell>
        </table:table-row>
        <table:table-row table:style-name="ro1">
          <table:table-cell office:value-type="string" calcext:value-type="string">
            <text:p>TJK</text:p>
          </table:table-cell>
          <table:table-cell office:value-type="string" calcext:value-type="string">
            <text:p>TAJIKISTAN</text:p>
          </table:table-cell>
          <table:table-cell/>
          <table:table-cell table:formula="of:=CONCATENATE(&quot;WHEN '&quot;;[.A124];&quot;' THEN '&quot;;[.B124];&quot;',&quot;)" office:value-type="string" office:string-value="WHEN 'TJK' THEN 'TAJIKISTAN'," calcext:value-type="string">
            <text:p>WHEN 'TJK' THEN 'TAJIKISTAN',</text:p>
          </table:table-cell>
        </table:table-row>
        <table:table-row table:style-name="ro1">
          <table:table-cell office:value-type="string" calcext:value-type="string">
            <text:p>THA</text:p>
          </table:table-cell>
          <table:table-cell office:value-type="string" calcext:value-type="string">
            <text:p>THAILAND</text:p>
          </table:table-cell>
          <table:table-cell/>
          <table:table-cell table:formula="of:=CONCATENATE(&quot;WHEN '&quot;;[.A125];&quot;' THEN '&quot;;[.B125];&quot;',&quot;)" office:value-type="string" office:string-value="WHEN 'THA' THEN 'THAILAND'," calcext:value-type="string">
            <text:p>WHEN 'THA' THEN 'THAILAND',</text:p>
          </table:table-cell>
        </table:table-row>
        <table:table-row table:style-name="ro1">
          <table:table-cell office:value-type="string" calcext:value-type="string">
            <text:p>TUN</text:p>
          </table:table-cell>
          <table:table-cell office:value-type="string" calcext:value-type="string">
            <text:p>TUNISIA</text:p>
          </table:table-cell>
          <table:table-cell/>
          <table:table-cell table:formula="of:=CONCATENATE(&quot;WHEN '&quot;;[.A126];&quot;' THEN '&quot;;[.B126];&quot;',&quot;)" office:value-type="string" office:string-value="WHEN 'TUN' THEN 'TUNISIA'," calcext:value-type="string">
            <text:p>WHEN 'TUN' THEN 'TUNISIA',</text:p>
          </table:table-cell>
        </table:table-row>
        <table:table-row table:style-name="ro1">
          <table:table-cell office:value-type="string" calcext:value-type="string">
            <text:p>TUR</text:p>
          </table:table-cell>
          <table:table-cell office:value-type="string" calcext:value-type="string">
            <text:p>TURKEY</text:p>
          </table:table-cell>
          <table:table-cell/>
          <table:table-cell table:formula="of:=CONCATENATE(&quot;WHEN '&quot;;[.A127];&quot;' THEN '&quot;;[.B127];&quot;',&quot;)" office:value-type="string" office:string-value="WHEN 'TUR' THEN 'TURKEY'," calcext:value-type="string">
            <text:p>WHEN 'TUR' THEN 'TURKEY',</text:p>
          </table:table-cell>
        </table:table-row>
        <table:table-row table:style-name="ro1">
          <table:table-cell office:value-type="string" calcext:value-type="string">
            <text:p>TKM</text:p>
          </table:table-cell>
          <table:table-cell office:value-type="string" calcext:value-type="string">
            <text:p>TURKMENISTAN</text:p>
          </table:table-cell>
          <table:table-cell/>
          <table:table-cell table:formula="of:=CONCATENATE(&quot;WHEN '&quot;;[.A128];&quot;' THEN '&quot;;[.B128];&quot;',&quot;)" office:value-type="string" office:string-value="WHEN 'TKM' THEN 'TURKMENISTAN'," calcext:value-type="string">
            <text:p>WHEN 'TKM' THEN 'TURKMENISTAN',</text:p>
          </table:table-cell>
        </table:table-row>
        <table:table-row table:style-name="ro1">
          <table:table-cell office:value-type="string" calcext:value-type="string">
            <text:p>TUV</text:p>
          </table:table-cell>
          <table:table-cell office:value-type="string" calcext:value-type="string">
            <text:p>TUVALU</text:p>
          </table:table-cell>
          <table:table-cell/>
          <table:table-cell table:formula="of:=CONCATENATE(&quot;WHEN '&quot;;[.A129];&quot;' THEN '&quot;;[.B129];&quot;',&quot;)" office:value-type="string" office:string-value="WHEN 'TUV' THEN 'TUVALU'," calcext:value-type="string">
            <text:p>WHEN 'TUV' THEN 'TUVALU',</text:p>
          </table:table-cell>
        </table:table-row>
        <table:table-row table:style-name="ro1">
          <table:table-cell office:value-type="string" calcext:value-type="string">
            <text:p>UGA</text:p>
          </table:table-cell>
          <table:table-cell office:value-type="string" calcext:value-type="string">
            <text:p>UGANDA</text:p>
          </table:table-cell>
          <table:table-cell/>
          <table:table-cell table:formula="of:=CONCATENATE(&quot;WHEN '&quot;;[.A130];&quot;' THEN '&quot;;[.B130];&quot;',&quot;)" office:value-type="string" office:string-value="WHEN 'UGA' THEN 'UGANDA'," calcext:value-type="string">
            <text:p>WHEN 'UGA' THEN 'UGANDA',</text:p>
          </table:table-cell>
        </table:table-row>
        <table:table-row table:style-name="ro1">
          <table:table-cell office:value-type="string" calcext:value-type="string">
            <text:p>UKR</text:p>
          </table:table-cell>
          <table:table-cell office:value-type="string" calcext:value-type="string">
            <text:p>UKRAINE</text:p>
          </table:table-cell>
          <table:table-cell/>
          <table:table-cell table:formula="of:=CONCATENATE(&quot;WHEN '&quot;;[.A131];&quot;' THEN '&quot;;[.B131];&quot;',&quot;)" office:value-type="string" office:string-value="WHEN 'UKR' THEN 'UKRAINE'," calcext:value-type="string">
            <text:p>WHEN 'UKR' THEN 'UKRAINE',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UNITED_ARAB_EMIRATES</text:p>
          </table:table-cell>
          <table:table-cell/>
          <table:table-cell table:formula="of:=CONCATENATE(&quot;WHEN '&quot;;[.A132];&quot;' THEN '&quot;;[.B132];&quot;',&quot;)" office:value-type="string" office:string-value="WHEN 'ARE' THEN 'UNITED_ARAB_EMIRATES'," calcext:value-type="string">
            <text:p>WHEN 'ARE' THEN 'UNITED_ARAB_EMIRATES',</text:p>
          </table:table-cell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UNITED_KINGDOM</text:p>
          </table:table-cell>
          <table:table-cell/>
          <table:table-cell table:formula="of:=CONCATENATE(&quot;WHEN '&quot;;[.A133];&quot;' THEN '&quot;;[.B133];&quot;',&quot;)" office:value-type="string" office:string-value="WHEN 'GBR' THEN 'UNITED_KINGDOM'," calcext:value-type="string">
            <text:p>WHEN 'GBR' THEN 'UNITED_KINGDOM',</text:p>
          </table:table-cell>
        </table:table-row>
        <table:table-row table:style-name="ro1">
          <table:table-cell office:value-type="string" calcext:value-type="string">
            <text:p>UZB</text:p>
          </table:table-cell>
          <table:table-cell office:value-type="string" calcext:value-type="string">
            <text:p>UZBEKISTAN</text:p>
          </table:table-cell>
          <table:table-cell/>
          <table:table-cell table:formula="of:=CONCATENATE(&quot;WHEN '&quot;;[.A134];&quot;' THEN '&quot;;[.B134];&quot;',&quot;)" office:value-type="string" office:string-value="WHEN 'UZB' THEN 'UZBEKISTAN'," calcext:value-type="string">
            <text:p>WHEN 'UZB' THEN 'UZBEKISTAN',</text:p>
          </table:table-cell>
        </table:table-row>
        <table:table-row table:style-name="ro1">
          <table:table-cell office:value-type="string" calcext:value-type="string">
            <text:p>YEM</text:p>
          </table:table-cell>
          <table:table-cell office:value-type="string" calcext:value-type="string">
            <text:p>YEMEN</text:p>
          </table:table-cell>
          <table:table-cell/>
          <table:table-cell table:formula="of:=CONCATENATE(&quot;WHEN '&quot;;[.A135];&quot;' THEN '&quot;;[.B135];&quot;',&quot;)" office:value-type="string" office:string-value="WHEN 'YEM' THEN 'YEMEN'," calcext:value-type="string">
            <text:p>WHEN 'YEM' THEN 'YEMEN',</text:p>
          </table:table-cell>
        </table:table-row>
        <table:table-row table:style-name="ro1">
          <table:table-cell office:value-type="string" calcext:value-type="string">
            <text:p>ZMB</text:p>
          </table:table-cell>
          <table:table-cell office:value-type="string" calcext:value-type="string">
            <text:p>ZAMBIA</text:p>
          </table:table-cell>
          <table:table-cell/>
          <table:table-cell table:formula="of:=CONCATENATE(&quot;WHEN '&quot;;[.A136];&quot;' THEN '&quot;;[.B136];&quot;',&quot;)" office:value-type="string" office:string-value="WHEN 'ZMB' THEN 'ZAMBIA'," calcext:value-type="string">
            <text:p>WHEN 'ZMB' THEN 'ZAMBIA',</text:p>
          </table:table-cell>
        </table:table-row>
        <table:table-row table:style-name="ro1">
          <table:table-cell office:value-type="string" calcext:value-type="string">
            <text:p>ZWE</text:p>
          </table:table-cell>
          <table:table-cell office:value-type="string" calcext:value-type="string">
            <text:p>ZIMBABWE</text:p>
          </table:table-cell>
          <table:table-cell/>
          <table:table-cell table:formula="of:=CONCATENATE(&quot;WHEN '&quot;;[.A137];&quot;' THEN '&quot;;[.B137];&quot;',&quot;)" office:value-type="string" office:string-value="WHEN 'ZWE' THEN 'ZIMBABWE'," calcext:value-type="string">
            <text:p>WHEN 'ZWE' THEN 'ZIMBABWE',</text:p>
          </table:table-cell>
        </table:table-row>
        <table:table-row table:style-name="ro1">
          <table:table-cell office:value-type="string" calcext:value-type="string">
            <text:p>MDA</text:p>
          </table:table-cell>
          <table:table-cell office:value-type="string" calcext:value-type="string">
            <text:p>MOLDOVA_REPUBLIC</text:p>
          </table:table-cell>
          <table:table-cell/>
          <table:table-cell table:formula="of:=CONCATENATE(&quot;WHEN '&quot;;[.A138];&quot;' THEN '&quot;;[.B138];&quot;',&quot;)" office:value-type="string" office:string-value="WHEN 'MDA' THEN 'MOLDOVA_REPUBLIC'," calcext:value-type="string">
            <text:p>WHEN 'MDA' THEN 'MOLDOVA_REPUBLIC',</text:p>
          </table:table-cell>
        </table:table-row>
        <table:table-row table:style-name="ro1">
          <table:table-cell office:value-type="string" calcext:value-type="string">
            <text:p>NER</text:p>
          </table:table-cell>
          <table:table-cell office:value-type="string" calcext:value-type="string">
            <text:p>NIGER</text:p>
          </table:table-cell>
          <table:table-cell/>
          <table:table-cell table:formula="of:=CONCATENATE(&quot;WHEN '&quot;;[.A139];&quot;' THEN '&quot;;[.B139];&quot;',&quot;)" office:value-type="string" office:string-value="WHEN 'NER' THEN 'NIGER'," calcext:value-type="string">
            <text:p>WHEN 'NER' THEN 'NIGER',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/>
          <table:table-cell table:formula="of:=CONCATENATE(&quot;WHEN '&quot;;[.A140];&quot;' THEN '&quot;;[.B140];&quot;',&quot;)" office:value-type="string" office:string-value="WHEN 'NLD' THEN 'NETHERLANDS'," calcext:value-type="string">
            <text:p>WHEN 'NLD' THEN 'NETHERLANDS',</text:p>
          </table:table-cell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NEW_ZEALAND</text:p>
          </table:table-cell>
          <table:table-cell/>
          <table:table-cell table:formula="of:=CONCATENATE(&quot;WHEN '&quot;;[.A141];&quot;' THEN '&quot;;[.B141];&quot;',&quot;)" office:value-type="string" office:string-value="WHEN 'NZL' THEN 'NEW_ZEALAND'," calcext:value-type="string">
            <text:p>WHEN 'NZL' THEN 'NEW_ZEALAND',</text:p>
          </table:table-cell>
        </table:table-row>
        <table:table-row table:style-name="ro1">
          <table:table-cell office:value-type="string" calcext:value-type="string">
            <text:p>PHL</text:p>
          </table:table-cell>
          <table:table-cell office:value-type="string" calcext:value-type="string">
            <text:p>PHILIPPINES</text:p>
          </table:table-cell>
          <table:table-cell/>
          <table:table-cell table:formula="of:=CONCATENATE(&quot;WHEN '&quot;;[.A142];&quot;' THEN '&quot;;[.B142];&quot;',&quot;)" office:value-type="string" office:string-value="WHEN 'PHL' THEN 'PHILIPPINES'," calcext:value-type="string">
            <text:p>WHEN 'PHL' THEN 'PHILIPPINES',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PAPUA_NEW_GUINEA</text:p>
          </table:table-cell>
          <table:table-cell/>
          <table:table-cell table:formula="of:=CONCATENATE(&quot;WHEN '&quot;;[.A143];&quot;' THEN '&quot;;[.B143];&quot;',&quot;)" office:value-type="string" office:string-value="WHEN 'PNG' THEN 'PAPUA_NEW_GUINEA'," calcext:value-type="string">
            <text:p>WHEN 'PNG' THEN 'PAPUA_NEW_GUINEA',</text:p>
          </table:table-cell>
        </table:table-row>
        <table:table-row table:style-name="ro1">
          <table:table-cell office:value-type="string" calcext:value-type="string">
            <text:p>PRK</text:p>
          </table:table-cell>
          <table:table-cell office:value-type="string" calcext:value-type="string">
            <text:p>SOUTH_KOREA</text:p>
          </table:table-cell>
          <table:table-cell/>
          <table:table-cell table:formula="of:=CONCATENATE(&quot;WHEN '&quot;;[.A144];&quot;' THEN '&quot;;[.B144];&quot;',&quot;)" office:value-type="string" office:string-value="WHEN 'PRK' THEN 'SOUTH_KOREA'," calcext:value-type="string">
            <text:p>WHEN 'PRK' THEN 'SOUTH_KOREA',</text:p>
          </table:table-cell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MALAYSIA</text:p>
          </table:table-cell>
          <table:table-cell/>
          <table:table-cell table:formula="of:=CONCATENATE(&quot;WHEN '&quot;;[.A145];&quot;' THEN '&quot;;[.B145];&quot;',&quot;)" office:value-type="string" office:string-value="WHEN 'PRS' THEN 'MALAYSIA'," calcext:value-type="string">
            <text:p>WHEN 'PRS' THEN 'MALAYSIA',</text:p>
          </table:table-cell>
        </table:table-row>
        <table:table-row table:style-name="ro1">
          <table:table-cell office:value-type="string" calcext:value-type="string">
            <text:p>PSE</text:p>
          </table:table-cell>
          <table:table-cell office:value-type="string" calcext:value-type="string">
            <text:p>PALESTINE_STATE</text:p>
          </table:table-cell>
          <table:table-cell/>
          <table:table-cell table:formula="of:=CONCATENATE(&quot;WHEN '&quot;;[.A146];&quot;' THEN '&quot;;[.B146];&quot;',&quot;)" office:value-type="string" office:string-value="WHEN 'PSE' THEN 'PALESTINE_STATE'," calcext:value-type="string">
            <text:p>WHEN 'PSE' THEN 'PALESTINE_STATE',</text:p>
          </table:table-cell>
        </table:table-row>
        <table:table-row table:style-name="ro1">
          <table:table-cell office:value-type="string" calcext:value-type="string">
            <text:p>RUS</text:p>
          </table:table-cell>
          <table:table-cell office:value-type="string" calcext:value-type="string">
            <text:p>RUSSIAN_FEDERATION</text:p>
          </table:table-cell>
          <table:table-cell/>
          <table:table-cell table:formula="of:=CONCATENATE(&quot;WHEN '&quot;;[.A147];&quot;' THEN '&quot;;[.B147];&quot;',&quot;)" office:value-type="string" office:string-value="WHEN 'RUS' THEN 'RUSSIAN_FEDERATION'," calcext:value-type="string">
            <text:p>WHEN 'RUS' THEN 'RUSSIAN_FEDERATION',</text:p>
          </table:table-cell>
        </table:table-row>
        <table:table-row table:style-name="ro1">
          <table:table-cell office:value-type="string" calcext:value-type="string">
            <text:p>SAU</text:p>
          </table:table-cell>
          <table:table-cell office:value-type="string" calcext:value-type="string">
            <text:p>SAUDI_ARABIA</text:p>
          </table:table-cell>
          <table:table-cell/>
          <table:table-cell table:formula="of:=CONCATENATE(&quot;WHEN '&quot;;[.A148];&quot;' THEN '&quot;;[.B148];&quot;',&quot;)" office:value-type="string" office:string-value="WHEN 'SAU' THEN 'SAUDI_ARABIA'," calcext:value-type="string">
            <text:p>WHEN 'SAU' THEN 'SAUDI_ARABIA',</text:p>
          </table:table-cell>
        </table:table-row>
        <table:table-row table:style-name="ro1">
          <table:table-cell office:value-type="string" calcext:value-type="string">
            <text:p>SDN</text:p>
          </table:table-cell>
          <table:table-cell office:value-type="string" calcext:value-type="string">
            <text:p>SUDAN</text:p>
          </table:table-cell>
          <table:table-cell/>
          <table:table-cell table:formula="of:=CONCATENATE(&quot;WHEN '&quot;;[.A149];&quot;' THEN '&quot;;[.B149];&quot;',&quot;)" office:value-type="string" office:string-value="WHEN 'SDN' THEN 'SUDAN'," calcext:value-type="string">
            <text:p>WHEN 'SDN' THEN 'SUDAN',</text:p>
          </table:table-cell>
        </table:table-row>
        <table:table-row table:style-name="ro1">
          <table:table-cell office:value-type="string" calcext:value-type="string">
            <text:p>SLB</text:p>
          </table:table-cell>
          <table:table-cell office:value-type="string" calcext:value-type="string">
            <text:p>SOLOMON_ISLANDS</text:p>
          </table:table-cell>
          <table:table-cell/>
          <table:table-cell table:formula="of:=CONCATENATE(&quot;WHEN '&quot;;[.A150];&quot;' THEN '&quot;;[.B150];&quot;',&quot;)" office:value-type="string" office:string-value="WHEN 'SLB' THEN 'SOLOMON_ISLANDS'," calcext:value-type="string">
            <text:p>WHEN 'SLB' THEN 'SOLOMON_ISLANDS',</text:p>
          </table:table-cell>
        </table:table-row>
        <table:table-row table:style-name="ro1">
          <table:table-cell office:value-type="string" calcext:value-type="string">
            <text:p>SLE</text:p>
          </table:table-cell>
          <table:table-cell office:value-type="string" calcext:value-type="string">
            <text:p>SIERRA_LEONE</text:p>
          </table:table-cell>
          <table:table-cell/>
          <table:table-cell table:formula="of:=CONCATENATE(&quot;WHEN '&quot;;[.A151];&quot;' THEN '&quot;;[.B151];&quot;',&quot;)" office:value-type="string" office:string-value="WHEN 'SLE' THEN 'SIERRA_LEONE'," calcext:value-type="string">
            <text:p>WHEN 'SLE' THEN 'SIERRA_LEONE',</text:p>
          </table:table-cell>
        </table:table-row>
        <table:table-row table:style-name="ro1">
          <table:table-cell office:value-type="string" calcext:value-type="string">
            <text:p>SYR</text:p>
          </table:table-cell>
          <table:table-cell office:value-type="string" calcext:value-type="string">
            <text:p>SYRIAN_ARAB_REPUBLIC</text:p>
          </table:table-cell>
          <table:table-cell/>
          <table:table-cell table:formula="of:=CONCATENATE(&quot;WHEN '&quot;;[.A152];&quot;' THEN '&quot;;[.B152];&quot;',&quot;)" office:value-type="string" office:string-value="WHEN 'SYR' THEN 'SYRIAN_ARAB_REPUBLIC'," calcext:value-type="string">
            <text:p>WHEN 'SYR' THEN 'SYRIAN_ARAB_REPUBLIC',</text:p>
          </table:table-cell>
        </table:table-row>
        <table:table-row table:style-name="ro2">
          <table:table-cell office:value-type="string" calcext:value-type="string">
            <text:p>TCA</text:p>
          </table:table-cell>
          <table:table-cell office:value-type="string" calcext:value-type="string">
            <text:p>TURKS_AND_CAICOS_ISLANDS</text:p>
          </table:table-cell>
          <table:table-cell/>
          <table:table-cell table:formula="of:=CONCATENATE(&quot;WHEN '&quot;;[.A153];&quot;' THEN '&quot;;[.B153];&quot;',&quot;)" office:value-type="string" office:string-value="WHEN 'TCA' THEN 'TURKS_AND_CAICOS_ISLANDS'," calcext:value-type="string">
            <text:p>WHEN 'TCA' THEN 'TURKS_AND_CAICOS_ISLANDS',</text:p>
          </table:table-cell>
        </table:table-row>
        <table:table-row table:style-name="ro1">
          <table:table-cell office:value-type="string" calcext:value-type="string">
            <text:p>TLS</text:p>
          </table:table-cell>
          <table:table-cell office:value-type="string" calcext:value-type="string">
            <text:p>TIMOR_LESTE</text:p>
          </table:table-cell>
          <table:table-cell/>
          <table:table-cell table:formula="of:=CONCATENATE(&quot;WHEN '&quot;;[.A154];&quot;' THEN '&quot;;[.B154];&quot;',&quot;)" office:value-type="string" office:string-value="WHEN 'TLS' THEN 'TIMOR_LESTE'," calcext:value-type="string">
            <text:p>WHEN 'TLS' THEN 'TIMOR_LESTE',</text:p>
          </table:table-cell>
        </table:table-row>
        <table:table-row table:style-name="ro1">
          <table:table-cell office:value-type="string" calcext:value-type="string">
            <text:p>TTO</text:p>
          </table:table-cell>
          <table:table-cell office:value-type="string" calcext:value-type="string">
            <text:p>TRINIDAD_AND_TOBAGO</text:p>
          </table:table-cell>
          <table:table-cell/>
          <table:table-cell table:formula="of:=CONCATENATE(&quot;WHEN '&quot;;[.A155];&quot;' THEN '&quot;;[.B155];&quot;',&quot;)" office:value-type="string" office:string-value="WHEN 'TTO' THEN 'TRINIDAD_AND_TOBAGO'," calcext:value-type="string">
            <text:p>WHEN 'TTO' THEN 'TRINIDAD_AND_TOBAGO',</text:p>
          </table:table-cell>
        </table:table-row>
        <table:table-row table:style-name="ro2">
          <table:table-cell office:value-type="string" calcext:value-type="string">
            <text:p>TWN</text:p>
          </table:table-cell>
          <table:table-cell office:value-type="string" calcext:value-type="string">
            <text:p>TAIWAN_PROVINCE_OF_CHINA</text:p>
          </table:table-cell>
          <table:table-cell/>
          <table:table-cell table:formula="of:=CONCATENATE(&quot;WHEN '&quot;;[.A156];&quot;' THEN '&quot;;[.B156];&quot;',&quot;)" office:value-type="string" office:string-value="WHEN 'TWN' THEN 'TAIWAN_PROVINCE_OF_CHINA'," calcext:value-type="string">
            <text:p>WHEN 'TWN' THEN 'TAIWAN_PROVINCE_OF_CHINA',</text:p>
          </table:table-cell>
        </table:table-row>
        <table:table-row table:style-name="ro1">
          <table:table-cell office:value-type="string" calcext:value-type="string">
            <text:p>TZA</text:p>
          </table:table-cell>
          <table:table-cell office:value-type="string" calcext:value-type="string">
            <text:p>TANZANIA</text:p>
          </table:table-cell>
          <table:table-cell/>
          <table:table-cell table:formula="of:=CONCATENATE(&quot;WHEN '&quot;;[.A157];&quot;' THEN '&quot;;[.B157];&quot;',&quot;)" office:value-type="string" office:string-value="WHEN 'TZA' THEN 'TANZANIA'," calcext:value-type="string">
            <text:p>WHEN 'TZA' THEN 'TANZANIA',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TED_STATES</text:p>
          </table:table-cell>
          <table:table-cell/>
          <table:table-cell table:formula="of:=CONCATENATE(&quot;WHEN '&quot;;[.A158];&quot;' THEN '&quot;;[.B158];&quot;',&quot;)" office:value-type="string" office:string-value="WHEN 'USA' THEN 'UNITED_STATES'," calcext:value-type="string">
            <text:p>WHEN 'USA' THEN 'UNITED_STATES',</text:p>
          </table:table-cell>
        </table:table-row>
        <table:table-row table:style-name="ro1">
          <table:table-cell office:value-type="string" calcext:value-type="string">
            <text:p>VAT</text:p>
          </table:table-cell>
          <table:table-cell office:value-type="string" calcext:value-type="string">
            <text:p>HOLY_SEE</text:p>
          </table:table-cell>
          <table:table-cell/>
          <table:table-cell table:formula="of:=CONCATENATE(&quot;WHEN '&quot;;[.A159];&quot;' THEN '&quot;;[.B159];&quot;',&quot;)" office:value-type="string" office:string-value="WHEN 'VAT' THEN 'HOLY_SEE'," calcext:value-type="string">
            <text:p>WHEN 'VAT' THEN 'HOLY_SEE',</text:p>
          </table:table-cell>
        </table:table-row>
        <table:table-row table:style-name="ro1">
          <table:table-cell office:value-type="string" calcext:value-type="string">
            <text:p>VGB</text:p>
          </table:table-cell>
          <table:table-cell office:value-type="string" calcext:value-type="string">
            <text:p>VIRGIN_ISLANDS_BRITISH</text:p>
          </table:table-cell>
          <table:table-cell/>
          <table:table-cell table:formula="of:=CONCATENATE(&quot;WHEN '&quot;;[.A160];&quot;' THEN '&quot;;[.B160];&quot;',&quot;)" office:value-type="string" office:string-value="WHEN 'VGB' THEN 'VIRGIN_ISLANDS_BRITISH'," calcext:value-type="string">
            <text:p>WHEN 'VGB' THEN 'VIRGIN_ISLANDS_BRITISH',</text:p>
          </table:table-cell>
        </table:table-row>
        <table:table-row table:style-name="ro1">
          <table:table-cell office:value-type="string" calcext:value-type="string">
            <text:p>VNM</text:p>
          </table:table-cell>
          <table:table-cell office:value-type="string" calcext:value-type="string">
            <text:p>VIETNAM</text:p>
          </table:table-cell>
          <table:table-cell/>
          <table:table-cell table:formula="of:=CONCATENATE(&quot;WHEN '&quot;;[.A161];&quot;' THEN '&quot;;[.B161];&quot;',&quot;)" office:value-type="string" office:string-value="WHEN 'VNM' THEN 'VIETNAM'," calcext:value-type="string">
            <text:p>WHEN 'VNM' THEN 'VIETNAM',</text:p>
          </table:table-cell>
        </table:table-row>
        <table:table-row table:style-name="ro1">
          <table:table-cell office:value-type="string" calcext:value-type="string">
            <text:p>WLF</text:p>
          </table:table-cell>
          <table:table-cell office:value-type="string" calcext:value-type="string">
            <text:p>WALLIS_AND_FUTUNA</text:p>
          </table:table-cell>
          <table:table-cell/>
          <table:table-cell table:formula="of:=CONCATENATE(&quot;WHEN '&quot;;[.A162];&quot;' THEN '&quot;;[.B162];&quot;',&quot;)" office:value-type="string" office:string-value="WHEN 'WLF' THEN 'WALLIS_AND_FUTUNA'," calcext:value-type="string">
            <text:p>WHEN 'WLF' THEN 'WALLIS_AND_FUTUNA',</text:p>
          </table:table-cell>
        </table:table-row>
        <table:table-row table:style-name="ro1">
          <table:table-cell office:value-type="string" calcext:value-type="string">
            <text:p>ZAF</text:p>
          </table:table-cell>
          <table:table-cell office:value-type="string" calcext:value-type="string">
            <text:p>SOUTH_AFRICA</text:p>
          </table:table-cell>
          <table:table-cell/>
          <table:table-cell table:formula="of:=CONCATENATE(&quot;WHEN '&quot;;[.A163];&quot;' THEN '&quot;;[.B163];&quot;',&quot;)" office:value-type="string" office:string-value="WHEN 'ZAF' THEN 'SOUTH_AFRICA'," calcext:value-type="string">
            <text:p>WHEN 'ZAF' THEN 'SOUTH_AFRICA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9-11T15:38:23.010596741</meta:creation-date>
    <dc:date>2020-09-14T20:09:12.082758870</dc:date>
    <meta:editing-duration>P3DT3H49M6S</meta:editing-duration>
    <meta:editing-cycles>2</meta:editing-cycles>
    <meta:generator>LibreOffice/6.4.0.3$Linux_X86_64 LibreOffice_project/b0a288ab3d2d4774cb44b62f04d5d28733ac6df8</meta:generator>
    <meta:document-statistic meta:table-count="2" meta:cell-count="981" meta:object-count="0"/>
  </office:meta>
</office:document-meta>
</file>